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77.36pt"/>
    </style:style>
    <style:style style:name="co7" style:family="table-column">
      <style:table-column-properties fo:break-before="auto" style:column-width="37.59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5.4pt"/>
    </style:style>
    <style:style style:name="co10" style:family="table-column">
      <style:table-column-properties fo:break-before="auto" style:column-width="36.14pt"/>
    </style:style>
    <style:style style:name="co11" style:family="table-column">
      <style:table-column-properties fo:break-before="auto" style:column-width="33.2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126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2">
      <style:text-properties fo:font-size="9pt" style:font-size-asian="9pt" style:font-size-complex="9pt"/>
    </style:style>
    <style:style style:name="ce7" style:family="table-cell" style:parent-style-name="Default" style:data-style-name="N11">
      <style:text-properties fo:font-size="9pt" style:font-size-asian="9pt" style:font-size-complex="9pt"/>
    </style:style>
    <style:style style:name="ce8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 style:data-style-name="N126">
      <style:text-properties style:font-name="Arial" fo:font-size="10pt" style:font-size-asian="10pt" style:font-size-complex="10pt"/>
    </style:style>
    <style:style style:name="ce12" style:family="table-cell" style:parent-style-name="Default" style:data-style-name="N2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ertoimet" table:style-name="ta1">
        <office:forms form:automatic-focus="false" form:apply-design-mode="false"/>
        <table:shapes>
          <draw:frame draw:z-index="0" draw:style-name="gr1" draw:text-style-name="P1" svg:width="343.13pt" svg:height="254.81pt" svg:x="474.58pt" svg:y="36.09pt">
            <loext:p draw:notify-on-update-of-ranges="kertoimet.A2:kertoimet.A18 kertoimet.B1:kertoimet.B1 kertoimet.B2:kertoimet.B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8" office:value-type="percentage" office:value="0.0376147" calcext:value-type="percentage">
            <text:p>3.76%</text:p>
          </table:table-cell>
          <table:table-cell table:style-name="ce8" office:value-type="percentage" office:value="0.389589190169584" calcext:value-type="percentage">
            <text:p>38.96%</text:p>
          </table:table-cell>
          <table:table-cell table:style-name="ce7" table:formula="of:=[.D2]-[.C2]" office:value-type="percentage" office:value="0.351974490169584" calcext:value-type="percentage">
            <text:p>35.20%</text:p>
          </table:table-cell>
          <table:table-cell table:style-name="ce8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2" office:value-type="float" office:value="1.025" calcext:value-type="float">
            <text:p>1.025</text:p>
          </table:table-cell>
          <table:table-cell table:style-name="ce5" office:value-type="float" office:value="59.028222" calcext:value-type="float">
            <text:p>59.03</text:p>
          </table:table-cell>
          <table:table-cell table:style-name="ce8" office:value-type="percentage" office:value="0.0365487" calcext:value-type="percentage">
            <text:p>3.65%</text:p>
          </table:table-cell>
          <table:table-cell table:style-name="ce8" office:value-type="percentage" office:value="0.369482334999576" calcext:value-type="percentage">
            <text:p>36.95%</text:p>
          </table:table-cell>
          <table:table-cell table:style-name="ce7" table:formula="of:=[.D3]-[.C3]" office:value-type="percentage" office:value="0.332933634999576" calcext:value-type="percentage">
            <text:p>33.29%</text:p>
          </table:table-cell>
          <table:table-cell table:style-name="ce8" office:value-type="percentage" office:value="0.0762913072231476" calcext:value-type="percentage">
            <text:p>7.63%</text:p>
          </table:table-cell>
          <table:table-cell table:style-name="ce1"/>
          <table:table-cell table:style-name="ce4" table:number-columns-repeated="6"/>
          <table:table-cell table:style-name="ce9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0</text:p>
          </table:table-cell>
          <table:table-cell table:style-name="ce6" office:value-type="float" office:value="56.24513" calcext:value-type="float">
            <text:p>56.25</text:p>
          </table:table-cell>
          <table:table-cell table:style-name="ce7" office:value-type="percentage" office:value="0.0370943" calcext:value-type="percentage">
            <text:p>3.71%</text:p>
          </table:table-cell>
          <table:table-cell table:style-name="ce7" office:value-type="percentage" office:value="0.353721768169435" calcext:value-type="percentage">
            <text:p>35.37%</text:p>
          </table:table-cell>
          <table:table-cell table:style-name="ce7" table:formula="of:=[.D4]-[.C4]" office:value-type="percentage" office:value="0.316627468169435" calcext:value-type="percentage">
            <text:p>31.66%</text:p>
          </table:table-cell>
          <table:table-cell table:style-name="ce7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075" calcext:value-type="float">
            <text:p>1.075</text:p>
          </table:table-cell>
          <table:table-cell table:style-name="ce6" office:value-type="float" office:value="54.0807666" calcext:value-type="float">
            <text:p>54.08</text:p>
          </table:table-cell>
          <table:table-cell table:style-name="ce7" office:value-type="percentage" office:value="0.041958" calcext:value-type="percentage">
            <text:p>4.20%</text:p>
          </table:table-cell>
          <table:table-cell table:style-name="ce7" office:value-type="percentage" office:value="0.361556791104051" calcext:value-type="percentage">
            <text:p>36.16%</text:p>
          </table:table-cell>
          <table:table-cell table:style-name="ce7" table:formula="of:=[.D5]-[.C5]" office:value-type="percentage" office:value="0.319598791104051" calcext:value-type="percentage">
            <text:p>31.96%</text:p>
          </table:table-cell>
          <table:table-cell table:style-name="ce7" office:value-type="percentage" office:value="0.0708414282231796" calcext:value-type="percentage">
            <text:p>7.0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0</text:p>
          </table:table-cell>
          <table:table-cell table:style-name="ce6" office:value-type="float" office:value="53.86672" calcext:value-type="float">
            <text:p>53.87</text:p>
          </table:table-cell>
          <table:table-cell table:style-name="ce7" office:value-type="percentage" office:value="0.0484349" calcext:value-type="percentage">
            <text:p>4.84%</text:p>
          </table:table-cell>
          <table:table-cell table:style-name="ce7" office:value-type="percentage" office:value="0.358110785323718" calcext:value-type="percentage">
            <text:p>35.81%</text:p>
          </table:table-cell>
          <table:table-cell table:style-name="ce7" table:formula="of:=[.D6]-[.C6]" office:value-type="percentage" office:value="0.309675885323718" calcext:value-type="percentage">
            <text:p>30.97%</text:p>
          </table:table-cell>
          <table:table-cell table:style-name="ce7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25" calcext:value-type="float">
            <text:p>1.125</text:p>
          </table:table-cell>
          <table:table-cell table:style-name="ce6" office:value-type="float" office:value="51.794165" calcext:value-type="float">
            <text:p>51.79</text:p>
          </table:table-cell>
          <table:table-cell table:style-name="ce7" office:value-type="percentage" office:value="0.0540421" calcext:value-type="percentage">
            <text:p>5.40%</text:p>
          </table:table-cell>
          <table:table-cell table:style-name="ce7" office:value-type="percentage" office:value="0.351315167742952" calcext:value-type="percentage">
            <text:p>35.13%</text:p>
          </table:table-cell>
          <table:table-cell table:style-name="ce7" table:formula="of:=[.D7]-[.C7]" office:value-type="percentage" office:value="0.297273067742952" calcext:value-type="percentage">
            <text:p>29.73%</text:p>
          </table:table-cell>
          <table:table-cell table:style-name="ce7" office:value-type="percentage" office:value="0.0674734623032567" calcext:value-type="percentage">
            <text:p>6.75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0</text:p>
          </table:table-cell>
          <table:table-cell table:style-name="ce6" office:value-type="float" office:value="51.97777" calcext:value-type="float">
            <text:p>51.98</text:p>
          </table:table-cell>
          <table:table-cell table:style-name="ce7" office:value-type="percentage" office:value="0.0538462" calcext:value-type="percentage">
            <text:p>5.38%</text:p>
          </table:table-cell>
          <table:table-cell table:style-name="ce7" office:value-type="percentage" office:value="0.35613262230466" calcext:value-type="percentage">
            <text:p>35.61%</text:p>
          </table:table-cell>
          <table:table-cell table:style-name="ce7" table:formula="of:=[.D8]-[.C8]" office:value-type="percentage" office:value="0.30228642230466" calcext:value-type="percentage">
            <text:p>30.23%</text:p>
          </table:table-cell>
          <table:table-cell table:style-name="ce7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75" calcext:value-type="float">
            <text:p>1.175</text:p>
          </table:table-cell>
          <table:table-cell table:style-name="ce6" office:value-type="float" office:value="51.414074458" calcext:value-type="float">
            <text:p>51.41</text:p>
          </table:table-cell>
          <table:table-cell table:style-name="ce7" office:value-type="percentage" office:value="0.0534961" calcext:value-type="percentage">
            <text:p>5.35%</text:p>
          </table:table-cell>
          <table:table-cell table:style-name="ce7" office:value-type="percentage" office:value="0.352791486736582" calcext:value-type="percentage">
            <text:p>35.28%</text:p>
          </table:table-cell>
          <table:table-cell table:style-name="ce7" table:formula="of:=[.D9]-[.C9]" office:value-type="percentage" office:value="0.299295386736582" calcext:value-type="percentage">
            <text:p>29.93%</text:p>
          </table:table-cell>
          <table:table-cell table:style-name="ce7" office:value-type="percentage" office:value="0.0677568573761925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0</text:p>
          </table:table-cell>
          <table:table-cell table:style-name="ce6" office:value-type="float" office:value="51.31066" calcext:value-type="float">
            <text:p>51.31</text:p>
          </table:table-cell>
          <table:table-cell table:style-name="ce7" office:value-type="percentage" office:value="0.0578426" calcext:value-type="percentage">
            <text:p>5.78%</text:p>
          </table:table-cell>
          <table:table-cell table:style-name="ce7" office:value-type="percentage" office:value="0.333579063767048" calcext:value-type="percentage">
            <text:p>33.36%</text:p>
          </table:table-cell>
          <table:table-cell table:style-name="ce7" table:formula="of:=[.D10]-[.C10]" office:value-type="percentage" office:value="0.275736463767048" calcext:value-type="percentage">
            <text:p>27.57%</text:p>
          </table:table-cell>
          <table:table-cell table:style-name="ce7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25" calcext:value-type="float">
            <text:p>1.225</text:p>
          </table:table-cell>
          <table:table-cell table:style-name="ce6" office:value-type="float" office:value="51.1766" calcext:value-type="float">
            <text:p>51.18</text:p>
          </table:table-cell>
          <table:table-cell table:style-name="ce7" office:value-type="percentage" office:value="0.0485476" calcext:value-type="percentage">
            <text:p>4.85%</text:p>
          </table:table-cell>
          <table:table-cell table:style-name="ce7" office:value-type="percentage" office:value="0.3562187475" calcext:value-type="percentage">
            <text:p>35.62%</text:p>
          </table:table-cell>
          <table:table-cell table:style-name="ce7" table:formula="of:=[.D11]-[.C11]" office:value-type="percentage" office:value="0.3076711475" calcext:value-type="percentage">
            <text:p>30.77%</text:p>
          </table:table-cell>
          <table:table-cell table:style-name="ce7" office:value-type="percentage" office:value="0.06775877" calcext:value-type="percentage">
            <text:p>6.7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0</text:p>
          </table:table-cell>
          <table:table-cell table:style-name="ce6" office:value-type="float" office:value="50.24889" calcext:value-type="float">
            <text:p>50.25</text:p>
          </table:table-cell>
          <table:table-cell table:style-name="ce7" office:value-type="percentage" office:value="0.0525976" calcext:value-type="percentage">
            <text:p>5.26%</text:p>
          </table:table-cell>
          <table:table-cell table:style-name="ce7" office:value-type="percentage" office:value="0.349746504839453" calcext:value-type="percentage">
            <text:p>34.97%</text:p>
          </table:table-cell>
          <table:table-cell table:style-name="ce7" table:formula="of:=[.D12]-[.C12]" office:value-type="percentage" office:value="0.297148904839453" calcext:value-type="percentage">
            <text:p>29.71%</text:p>
          </table:table-cell>
          <table:table-cell table:style-name="ce7" office:value-type="percentage" office:value="0.0674124588076384" calcext:value-type="percentage">
            <text:p>6.74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75" calcext:value-type="float">
            <text:p>1.275</text:p>
          </table:table-cell>
          <table:table-cell table:style-name="ce6" office:value-type="float" office:value="49.253978" calcext:value-type="float">
            <text:p>49.25</text:p>
          </table:table-cell>
          <table:table-cell table:style-name="ce7" office:value-type="percentage" office:value="0.0501715" calcext:value-type="percentage">
            <text:p>5.02%</text:p>
          </table:table-cell>
          <table:table-cell table:style-name="ce7" office:value-type="percentage" office:value="0.331687521136287" calcext:value-type="percentage">
            <text:p>33.17%</text:p>
          </table:table-cell>
          <table:table-cell table:style-name="ce7" table:formula="of:=[.D13]-[.C13]" office:value-type="percentage" office:value="0.281516021136287" calcext:value-type="percentage">
            <text:p>28.15%</text:p>
          </table:table-cell>
          <table:table-cell table:style-name="ce7" office:value-type="percentage" office:value="0.0649404281315674" calcext:value-type="percentage">
            <text:p>6.4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0</text:p>
          </table:table-cell>
          <table:table-cell table:style-name="ce6" office:value-type="float" office:value="48.41465968" calcext:value-type="float">
            <text:p>48.41</text:p>
          </table:table-cell>
          <table:table-cell table:style-name="ce7" office:value-type="percentage" office:value="0.0618421" calcext:value-type="percentage">
            <text:p>6.18%</text:p>
          </table:table-cell>
          <table:table-cell table:style-name="ce7" office:value-type="percentage" office:value="0.336060233113733" calcext:value-type="percentage">
            <text:p>33.61%</text:p>
          </table:table-cell>
          <table:table-cell table:style-name="ce7" table:formula="of:=[.D14]-[.C14]" office:value-type="percentage" office:value="0.274218133113733" calcext:value-type="percentage">
            <text:p>27.42%</text:p>
          </table:table-cell>
          <table:table-cell table:style-name="ce7" office:value-type="percentage" office:value="0.0641024909326562" calcext:value-type="percentage">
            <text:p>6.4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25" calcext:value-type="float">
            <text:p>1.325</text:p>
          </table:table-cell>
          <table:table-cell table:style-name="ce6" office:value-type="float" office:value="48.092624" calcext:value-type="float">
            <text:p>48.09</text:p>
          </table:table-cell>
          <table:table-cell table:style-name="ce7" office:value-type="percentage" office:value="0.0528827" calcext:value-type="percentage">
            <text:p>5.29%</text:p>
          </table:table-cell>
          <table:table-cell table:style-name="ce7" office:value-type="percentage" office:value="0.339053043787825" calcext:value-type="percentage">
            <text:p>33.91%</text:p>
          </table:table-cell>
          <table:table-cell table:style-name="ce7" table:formula="of:=[.D15]-[.C15]" office:value-type="percentage" office:value="0.286170343787825" calcext:value-type="percentage">
            <text:p>28.62%</text:p>
          </table:table-cell>
          <table:table-cell table:style-name="ce7" office:value-type="percentage" office:value="0.0639845611875526" calcext:value-type="percentage">
            <text:p>6.40%</text:p>
          </table:table-cell>
          <table:table-cell/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0</text:p>
          </table:table-cell>
          <table:table-cell table:style-name="ce6" office:value-type="float" office:value="48.60253" calcext:value-type="float">
            <text:p>48.60</text:p>
          </table:table-cell>
          <table:table-cell table:style-name="ce7" office:value-type="percentage" office:value="0.0529124" calcext:value-type="percentage">
            <text:p>5.29%</text:p>
          </table:table-cell>
          <table:table-cell table:style-name="ce7" office:value-type="percentage" office:value="0.33165461782146" calcext:value-type="percentage">
            <text:p>33.17%</text:p>
          </table:table-cell>
          <table:table-cell table:style-name="ce7" table:formula="of:=[.D16]-[.C16]" office:value-type="percentage" office:value="0.27874221782146" calcext:value-type="percentage">
            <text:p>27.87%</text:p>
          </table:table-cell>
          <table:table-cell table:style-name="ce7" office:value-type="percentage" office:value="0.0642758968927963" calcext:value-type="percentage">
            <text:p>6.43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75" calcext:value-type="float">
            <text:p>1.375</text:p>
          </table:table-cell>
          <table:table-cell table:style-name="ce6" office:value-type="float" office:value="47.6742" calcext:value-type="float">
            <text:p>47.67</text:p>
          </table:table-cell>
          <table:table-cell table:style-name="ce7" office:value-type="percentage" office:value="0.05154" calcext:value-type="percentage">
            <text:p>5.15%</text:p>
          </table:table-cell>
          <table:table-cell table:style-name="ce7" office:value-type="percentage" office:value="0.333058135534916" calcext:value-type="percentage">
            <text:p>33.31%</text:p>
          </table:table-cell>
          <table:table-cell table:style-name="ce7" table:formula="of:=[.D17]-[.C17]" office:value-type="percentage" office:value="0.281518135534916" calcext:value-type="percentage">
            <text:p>28.15%</text:p>
          </table:table-cell>
          <table:table-cell table:style-name="ce7" office:value-type="percentage" office:value="0.0638098270685514" calcext:value-type="percentage">
            <text:p>6.3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0</text:p>
          </table:table-cell>
          <table:table-cell table:style-name="ce6" office:value-type="float" office:value="47.5522447" calcext:value-type="float">
            <text:p>47.55</text:p>
          </table:table-cell>
          <table:table-cell table:style-name="ce7" office:value-type="percentage" office:value="0.0501" calcext:value-type="percentage">
            <text:p>5.01%</text:p>
          </table:table-cell>
          <table:table-cell table:style-name="ce7" office:value-type="percentage" office:value="0.332263141328297" calcext:value-type="percentage">
            <text:p>33.23%</text:p>
          </table:table-cell>
          <table:table-cell table:style-name="ce7" table:formula="of:=[.D18]-[.C18]" office:value-type="percentage" office:value="0.282163141328297" calcext:value-type="percentage">
            <text:p>28.22%</text:p>
          </table:table-cell>
          <table:table-cell table:style-name="ce7" office:value-type="percentage" office:value="0.0628434969188485" calcext:value-type="percentage">
            <text:p>6.28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/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/>
          <table:table-cell table:style-name="ce7" table:formula="of:=([.B18]-[.B2])/[.B2]" office:value-type="percentage" office:value="-0.250676982566973" calcext:value-type="percentage">
            <text:p>-25.07%</text:p>
          </table:table-cell>
          <table:table-cell table:style-name="ce7" table:formula="of:=([.C18]-[.C2])/[.C2]" office:value-type="percentage" office:value="0.331926082090247" calcext:value-type="percentage">
            <text:p>33.19%</text:p>
          </table:table-cell>
          <table:table-cell table:style-name="ce7" table:formula="of:=([.D18]-[.D2])/[.D2]" office:value-type="percentage" office:value="-0.147144865124039" calcext:value-type="percentage">
            <text:p>-14.71%</text:p>
          </table:table-cell>
          <table:table-cell table:style-name="ce7" table:formula="of:=([.E18]-[.E2])/[.E2]" office:value-type="percentage" office:value="-0.198342069641613" calcext:value-type="percentage">
            <text:p>-19.83%</text:p>
          </table:table-cell>
          <table:table-cell table:style-name="ce7" table:formula="of:=([.F18]-[.F2])/[.F2]" office:value-type="percentage" office:value="-0.224751491746579" calcext:value-type="percentage">
            <text:p>-22.48%</text:p>
          </table:table-cell>
          <table:table-cell table:style-name="ce4" table:number-columns-repeated="8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errokset" table:style-name="ta2">
        <table:shapes>
          <draw:frame draw:z-index="0" draw:style-name="gr1" draw:text-style-name="P1" svg:width="453.51pt" svg:height="255.09pt" svg:x="479.85pt" svg:y="58.03pt">
            <loext:p draw:notify-on-update-of-ranges="kierrokset.A5:kierrokset.A5 kierrokset.B5:kierrokset.U5 kierrokset.A6:kierrokset.A6 kierrokset.B6:kierrokset.U6 kierrokset.A7:kierrokset.A7 kierrokset.B7:kierrokset.U7 kierrokset.A8:kierrokset.A8 kierrokset.B8:kierrokset.U8 kierrokset.A9:kierrokset.A9 kierrokset.B9:kierrokset.U9 kierrokset.A10:kierrokset.A10 kierrokset.B10:kierrokset.U10 kierrokset.A11:kierrokset.A11 kierrokset.B11:kierrokset.U11 kierrokset.A12:kierrokset.A12 kierrokset.B12:kierrokset.U12 kierrokset.A13:kierrokset.A13 kierrokset.B13:kierrokset.U13 kierrokset.A14:kierrokset.A14 kierrokset.B14:kierrokset.U14 kierrokset.A15:kierrokset.A15 kierrokset.B15:kierrokset.U15 kierrokset.A16:kierrokset.A16 kierrokset.B16:kierrokset.U16 kierrokset.A17:kierrokset.A17 kierrokset.B17:kierrokset.U17 kierrokset.A18:kierrokset.A18 kierrokset.B18:kierrokset.U18 kierrokset.A19:kierrokset.A19 kierrokset.B19:kierrokset.U19 kierrokset.A20:kierrokset.A20 kierrokset.B20:kierrokset.U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0"/>
        <table:table-column table:style-name="co7" table:number-columns-repeated="16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1003" table:default-cell-style-name="ce10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ei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andom rounds</text:p>
          </table:table-cell>
          <table:table-cell table:formula="of:=CEILING(([.B2]-50)/5)" office:value-type="float" office:value="0" calcext:value-type="float">
            <text:p>0</text:p>
          </table:table-cell>
          <table:table-cell table:formula="of:=CEILING(([.C2]-50)/5)" office:value-type="float" office:value="1" calcext:value-type="float">
            <text:p>1</text:p>
          </table:table-cell>
          <table:table-cell table:formula="of:=CEILING(([.D2]-50)/5)" office:value-type="float" office:value="2" calcext:value-type="float">
            <text:p>2</text:p>
          </table:table-cell>
          <table:table-cell table:formula="of:=CEILING(([.E2]-50)/5)" office:value-type="float" office:value="3" calcext:value-type="float">
            <text:p>3</text:p>
          </table:table-cell>
          <table:table-cell table:formula="of:=CEILING(([.F2]-50)/5)" office:value-type="float" office:value="4" calcext:value-type="float">
            <text:p>4</text:p>
          </table:table-cell>
          <table:table-cell table:formula="of:=CEILING(([.G2]-50)/5)" office:value-type="float" office:value="4" calcext:value-type="float">
            <text:p>4</text:p>
          </table:table-cell>
          <table:table-cell table:formula="of:=CEILING(([.H2]-50)/5)" office:value-type="float" office:value="5" calcext:value-type="float">
            <text:p>5</text:p>
          </table:table-cell>
          <table:table-cell table:formula="of:=CEILING(([.I2]-50)/5)" office:value-type="float" office:value="6" calcext:value-type="float">
            <text:p>6</text:p>
          </table:table-cell>
          <table:table-cell table:formula="of:=CEILING(([.J2]-50)/5)" office:value-type="float" office:value="7" calcext:value-type="float">
            <text:p>7</text:p>
          </table:table-cell>
          <table:table-cell table:formula="of:=CEILING(([.K2]-50)/5)" office:value-type="float" office:value="8" calcext:value-type="float">
            <text:p>8</text:p>
          </table:table-cell>
          <table:table-cell table:formula="of:=CEILING(([.L2]-50)/5)" office:value-type="float" office:value="8" calcext:value-type="float">
            <text:p>8</text:p>
          </table:table-cell>
          <table:table-cell table:formula="of:=CEILING(([.M2]-50)/5)" office:value-type="float" office:value="9" calcext:value-type="float">
            <text:p>9</text:p>
          </table:table-cell>
          <table:table-cell table:formula="of:=CEILING(([.N2]-50)/5)" office:value-type="float" office:value="10" calcext:value-type="float">
            <text:p>10</text:p>
          </table:table-cell>
          <table:table-cell table:formula="of:=CEILING(([.O2]-50)/5)" office:value-type="float" office:value="11" calcext:value-type="float">
            <text:p>11</text:p>
          </table:table-cell>
          <table:table-cell table:formula="of:=CEILING(([.P2]-50)/5)" office:value-type="float" office:value="12" calcext:value-type="float">
            <text:p>12</text:p>
          </table:table-cell>
          <table:table-cell table:formula="of:=CEILING(([.Q2]-50)/5)" office:value-type="float" office:value="12" calcext:value-type="float">
            <text:p>12</text:p>
          </table:table-cell>
          <table:table-cell table:formula="of:=CEILING(([.R2]-50)/5)" office:value-type="float" office:value="13" calcext:value-type="float">
            <text:p>13</text:p>
          </table:table-cell>
          <table:table-cell table:formula="of:=CEILING(([.S2]-50)/5)" office:value-type="float" office:value="14" calcext:value-type="float">
            <text:p>14</text:p>
          </table:table-cell>
          <table:table-cell table:formula="of:=CEILING(([.T2]-50)/5)" office:value-type="float" office:value="15" calcext:value-type="float">
            <text:p>15</text:p>
          </table:table-cell>
          <table:table-cell table:formula="of:=CEILING(([.U2]-50)/5)" office:value-type="float" office:value="16" calcext:value-type="float">
            <text:p>16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3">
          <table:table-cell table:style-name="ce11" office:value-type="float" office:value="1.025" calcext:value-type="float">
            <text:p>1.025</text:p>
          </table:table-cell>
          <table:table-cell table:style-name="ce12" office:value-type="float" office:value="60.4382665044201" calcext:value-type="float">
            <text:p>60.44</text:p>
          </table:table-cell>
          <table:table-cell table:style-name="ce12" office:value-type="float" office:value="60.5049162087532" calcext:value-type="float">
            <text:p>60.50</text:p>
          </table:table-cell>
          <table:table-cell table:style-name="ce12" office:value-type="float" office:value="60.4902170413857" calcext:value-type="float">
            <text:p>60.49</text:p>
          </table:table-cell>
          <table:table-cell table:style-name="ce12" office:value-type="float" office:value="60.3536648619824" calcext:value-type="float">
            <text:p>60.35</text:p>
          </table:table-cell>
          <table:table-cell table:style-name="ce12" office:value-type="float" office:value="60.463261721634" calcext:value-type="float">
            <text:p>60.46</text:p>
          </table:table-cell>
          <table:table-cell table:style-name="ce12" office:value-type="float" office:value="60.6368614327087" calcext:value-type="float">
            <text:p>60.64</text:p>
          </table:table-cell>
          <table:table-cell table:style-name="ce12" office:value-type="float" office:value="60.6027692899882" calcext:value-type="float">
            <text:p>60.60</text:p>
          </table:table-cell>
          <table:table-cell table:style-name="ce12" office:value-type="float" office:value="59.541416238969" calcext:value-type="float">
            <text:p>59.54</text:p>
          </table:table-cell>
          <table:table-cell table:style-name="ce12" office:value-type="float" office:value="60.8394213825853" calcext:value-type="float">
            <text:p>60.84</text:p>
          </table:table-cell>
          <table:table-cell table:style-name="ce12" office:value-type="float" office:value="59.8300153793203" calcext:value-type="float">
            <text:p>59.83</text:p>
          </table:table-cell>
          <table:table-cell table:style-name="ce12" office:value-type="float" office:value="60.2769471625067" calcext:value-type="float">
            <text:p>60.28</text:p>
          </table:table-cell>
          <table:table-cell table:style-name="ce12" office:value-type="float" office:value="61.009932912278" calcext:value-type="float">
            <text:p>61.01</text:p>
          </table:table-cell>
          <table:table-cell table:style-name="ce12" office:value-type="float" office:value="60.2893957758443" calcext:value-type="float">
            <text:p>60.29</text:p>
          </table:table-cell>
          <table:table-cell table:style-name="ce12" office:value-type="float" office:value="60.1199132750222" calcext:value-type="float">
            <text:p>60.12</text:p>
          </table:table-cell>
          <table:table-cell table:style-name="ce12" office:value-type="float" office:value="59.4536475921484" calcext:value-type="float">
            <text:p>59.45</text:p>
          </table:table-cell>
          <table:table-cell table:style-name="ce12" office:value-type="float" office:value="60.3401889472389" calcext:value-type="float">
            <text:p>60.34</text:p>
          </table:table-cell>
          <table:table-cell table:style-name="ce12" office:value-type="float" office:value="60.3703898267382" calcext:value-type="float">
            <text:p>60.37</text:p>
          </table:table-cell>
          <table:table-cell table:style-name="ce12" office:value-type="float" office:value="59.0282223030609" calcext:value-type="float">
            <text:p>59.03</text:p>
          </table:table-cell>
          <table:table-cell table:style-name="ce12" office:value-type="float" office:value="59.2219621620114" calcext:value-type="float">
            <text:p>59.22</text:p>
          </table:table-cell>
          <table:table-cell table:style-name="ce12" office:value-type="float" office:value="59.5360250429147" calcext:value-type="float">
            <text:p>59.54</text:p>
          </table:table-cell>
          <table:table-cell table:number-columns-repeated="1003"/>
        </table:table-row>
        <table:table-row table:style-name="ro3">
          <table:table-cell table:style-name="ce11" office:value-type="float" office:value="1.05" calcext:value-type="float">
            <text:p>1.050</text:p>
          </table:table-cell>
          <table:table-cell table:style-name="ce12" office:value-type="float" office:value="57.5555404591005" calcext:value-type="float">
            <text:p>57.56</text:p>
          </table:table-cell>
          <table:table-cell table:style-name="ce12" office:value-type="float" office:value="57.682016061344" calcext:value-type="float">
            <text:p>57.68</text:p>
          </table:table-cell>
          <table:table-cell table:style-name="ce12" office:value-type="float" office:value="57.3923468665821" calcext:value-type="float">
            <text:p>57.39</text:p>
          </table:table-cell>
          <table:table-cell table:style-name="ce12" office:value-type="float" office:value="57.6643939636997" calcext:value-type="float">
            <text:p>57.66</text:p>
          </table:table-cell>
          <table:table-cell table:style-name="ce12" office:value-type="float" office:value="58.0640753656546" calcext:value-type="float">
            <text:p>58.06</text:p>
          </table:table-cell>
          <table:table-cell table:style-name="ce12" office:value-type="float" office:value="58.558748501157" calcext:value-type="float">
            <text:p>58.56</text:p>
          </table:table-cell>
          <table:table-cell table:style-name="ce12" office:value-type="float" office:value="56.8506401281214" calcext:value-type="float">
            <text:p>56.85</text:p>
          </table:table-cell>
          <table:table-cell table:style-name="ce12" office:value-type="float" office:value="56.8783958933426" calcext:value-type="float">
            <text:p>56.88</text:p>
          </table:table-cell>
          <table:table-cell table:style-name="ce12" office:value-type="float" office:value="57.1582636685463" calcext:value-type="float">
            <text:p>57.16</text:p>
          </table:table-cell>
          <table:table-cell table:style-name="ce12" office:value-type="float" office:value="57.2187375179719" calcext:value-type="float">
            <text:p>57.22</text:p>
          </table:table-cell>
          <table:table-cell table:style-name="ce12" office:value-type="float" office:value="57.3511052134525" calcext:value-type="float">
            <text:p>57.35</text:p>
          </table:table-cell>
          <table:table-cell table:style-name="ce12" office:value-type="float" office:value="58.5052146339113" calcext:value-type="float">
            <text:p>58.51</text:p>
          </table:table-cell>
          <table:table-cell table:style-name="ce12" office:value-type="float" office:value="56.4983968990889" calcext:value-type="float">
            <text:p>56.50</text:p>
          </table:table-cell>
          <table:table-cell table:style-name="ce12" office:value-type="float" office:value="56.7215825510364" calcext:value-type="float">
            <text:p>56.72</text:p>
          </table:table-cell>
          <table:table-cell table:style-name="ce12" office:value-type="float" office:value="57.3433046696738" calcext:value-type="float">
            <text:p>57.34</text:p>
          </table:table-cell>
          <table:table-cell table:style-name="ce12" office:value-type="float" office:value="57.4798380124941" calcext:value-type="float">
            <text:p>57.48</text:p>
          </table:table-cell>
          <table:table-cell table:style-name="ce12" office:value-type="float" office:value="57.888392860525" calcext:value-type="float">
            <text:p>57.89</text:p>
          </table:table-cell>
          <table:table-cell table:style-name="ce12" office:value-type="float" office:value="56.2451304444317" calcext:value-type="float">
            <text:p>56.25</text:p>
          </table:table-cell>
          <table:table-cell table:style-name="ce12" office:value-type="float" office:value="56.4964808782813" calcext:value-type="float">
            <text:p>56.50</text:p>
          </table:table-cell>
          <table:table-cell table:style-name="ce12" office:value-type="float" office:value="58.1277046591144" calcext:value-type="float">
            <text:p>58.13</text:p>
          </table:table-cell>
          <table:table-cell table:number-columns-repeated="1003"/>
        </table:table-row>
        <table:table-row table:style-name="ro3">
          <table:table-cell table:style-name="ce11" office:value-type="float" office:value="1.075" calcext:value-type="float">
            <text:p>1.075</text:p>
          </table:table-cell>
          <table:table-cell table:style-name="ce12" office:value-type="float" office:value="55.4779960718611" calcext:value-type="float">
            <text:p>55.48</text:p>
          </table:table-cell>
          <table:table-cell table:style-name="ce12" office:value-type="float" office:value="55.7117951053037" calcext:value-type="float">
            <text:p>55.71</text:p>
          </table:table-cell>
          <table:table-cell table:style-name="ce12" office:value-type="float" office:value="55.0757688190569" calcext:value-type="float">
            <text:p>55.08</text:p>
          </table:table-cell>
          <table:table-cell table:style-name="ce12" office:value-type="float" office:value="55.3012183939307" calcext:value-type="float">
            <text:p>55.30</text:p>
          </table:table-cell>
          <table:table-cell table:style-name="ce12" office:value-type="float" office:value="56.6264798337819" calcext:value-type="float">
            <text:p>56.63</text:p>
          </table:table-cell>
          <table:table-cell table:style-name="ce12" office:value-type="float" office:value="56.0421382507417" calcext:value-type="float">
            <text:p>56.04</text:p>
          </table:table-cell>
          <table:table-cell table:style-name="ce12" office:value-type="float" office:value="54.8876346953695" calcext:value-type="float">
            <text:p>54.89</text:p>
          </table:table-cell>
          <table:table-cell table:style-name="ce12" office:value-type="float" office:value="55.4760549000369" calcext:value-type="float">
            <text:p>55.48</text:p>
          </table:table-cell>
          <table:table-cell table:style-name="ce12" office:value-type="float" office:value="55.7952193535263" calcext:value-type="float">
            <text:p>55.80</text:p>
          </table:table-cell>
          <table:table-cell table:style-name="ce12" office:value-type="float" office:value="54.0807666287479" calcext:value-type="float">
            <text:p>54.08</text:p>
          </table:table-cell>
          <table:table-cell table:style-name="ce12" office:value-type="float" office:value="56.0096486389464" calcext:value-type="float">
            <text:p>56.01</text:p>
          </table:table-cell>
          <table:table-cell table:style-name="ce12" office:value-type="float" office:value="56.2217392005304" calcext:value-type="float">
            <text:p>56.22</text:p>
          </table:table-cell>
          <table:table-cell table:style-name="ce12" office:value-type="float" office:value="56.1550450596629" calcext:value-type="float">
            <text:p>56.16</text:p>
          </table:table-cell>
          <table:table-cell table:style-name="ce12" office:value-type="float" office:value="55.7619735206806" calcext:value-type="float">
            <text:p>55.76</text:p>
          </table:table-cell>
          <table:table-cell table:style-name="ce12" office:value-type="float" office:value="56.75737326649" calcext:value-type="float">
            <text:p>56.76</text:p>
          </table:table-cell>
          <table:table-cell table:style-name="ce12" office:value-type="float" office:value="55.9093542457839" calcext:value-type="float">
            <text:p>55.91</text:p>
          </table:table-cell>
          <table:table-cell table:style-name="ce12" office:value-type="float" office:value="54.6076388046343" calcext:value-type="float">
            <text:p>54.61</text:p>
          </table:table-cell>
          <table:table-cell table:style-name="ce12" office:value-type="float" office:value="55.3813141338939" calcext:value-type="float">
            <text:p>55.38</text:p>
          </table:table-cell>
          <table:table-cell table:style-name="ce12" office:value-type="float" office:value="55.6748173017753" calcext:value-type="float">
            <text:p>55.67</text:p>
          </table:table-cell>
          <table:table-cell table:style-name="ce12" office:value-type="float" office:value="55.528207805803" calcext:value-type="float">
            <text:p>55.53</text:p>
          </table:table-cell>
          <table:table-cell table:number-columns-repeated="1003"/>
        </table:table-row>
        <table:table-row table:style-name="ro3">
          <table:table-cell table:style-name="ce11" office:value-type="float" office:value="1.1" calcext:value-type="float">
            <text:p>1.100</text:p>
          </table:table-cell>
          <table:table-cell table:style-name="ce12" office:value-type="float" office:value="54.8008865795887" calcext:value-type="float">
            <text:p>54.80</text:p>
          </table:table-cell>
          <table:table-cell table:style-name="ce12" office:value-type="float" office:value="54.9794661987465" calcext:value-type="float">
            <text:p>54.98</text:p>
          </table:table-cell>
          <table:table-cell table:style-name="ce12" office:value-type="float" office:value="54.6358519360396" calcext:value-type="float">
            <text:p>54.64</text:p>
          </table:table-cell>
          <table:table-cell table:style-name="ce12" office:value-type="float" office:value="54.734255534437" calcext:value-type="float">
            <text:p>54.73</text:p>
          </table:table-cell>
          <table:table-cell table:style-name="ce12" office:value-type="float" office:value="53.8667212380028" calcext:value-type="float">
            <text:p>53.87</text:p>
          </table:table-cell>
          <table:table-cell table:style-name="ce12" office:value-type="float" office:value="54.7839100869525" calcext:value-type="float">
            <text:p>54.78</text:p>
          </table:table-cell>
          <table:table-cell table:style-name="ce12" office:value-type="float" office:value="54.2075820452813" calcext:value-type="float">
            <text:p>54.21</text:p>
          </table:table-cell>
          <table:table-cell table:style-name="ce12" office:value-type="float" office:value="54.7476575990969" calcext:value-type="float">
            <text:p>54.75</text:p>
          </table:table-cell>
          <table:table-cell table:style-name="ce12" office:value-type="float" office:value="55.4758977537208" calcext:value-type="float">
            <text:p>55.48</text:p>
          </table:table-cell>
          <table:table-cell table:style-name="ce12" office:value-type="float" office:value="55.0863499132693" calcext:value-type="float">
            <text:p>55.09</text:p>
          </table:table-cell>
          <table:table-cell table:style-name="ce12" office:value-type="float" office:value="54.9997505407219" calcext:value-type="float">
            <text:p>55.00</text:p>
          </table:table-cell>
          <table:table-cell table:style-name="ce12" office:value-type="float" office:value="54.6955274533661" calcext:value-type="float">
            <text:p>54.70</text:p>
          </table:table-cell>
          <table:table-cell table:style-name="ce12" office:value-type="float" office:value="55.3926790609638" calcext:value-type="float">
            <text:p>55.39</text:p>
          </table:table-cell>
          <table:table-cell table:style-name="ce12" office:value-type="float" office:value="55.8216589852864" calcext:value-type="float">
            <text:p>55.82</text:p>
          </table:table-cell>
          <table:table-cell table:style-name="ce12" office:value-type="float" office:value="54.3794304611681" calcext:value-type="float">
            <text:p>54.38</text:p>
          </table:table-cell>
          <table:table-cell table:style-name="ce12" office:value-type="float" office:value="55.3880413128429" calcext:value-type="float">
            <text:p>55.39</text:p>
          </table:table-cell>
          <table:table-cell table:style-name="ce12" office:value-type="float" office:value="55.9585325276495" calcext:value-type="float">
            <text:p>55.96</text:p>
          </table:table-cell>
          <table:table-cell table:style-name="ce12" office:value-type="float" office:value="54.5793094835852" calcext:value-type="float">
            <text:p>54.58</text:p>
          </table:table-cell>
          <table:table-cell table:style-name="ce12" office:value-type="float" office:value="54.0462008295703" calcext:value-type="float">
            <text:p>54.05</text:p>
          </table:table-cell>
          <table:table-cell table:style-name="ce12" office:value-type="float" office:value="54.869208430319" calcext:value-type="float">
            <text:p>54.87</text:p>
          </table:table-cell>
          <table:table-cell table:number-columns-repeated="1003"/>
        </table:table-row>
        <table:table-row table:style-name="ro3">
          <table:table-cell table:style-name="ce11" office:value-type="float" office:value="1.125" calcext:value-type="float">
            <text:p>1.125</text:p>
          </table:table-cell>
          <table:table-cell table:style-name="ce12" office:value-type="float" office:value="53.9055489116795" calcext:value-type="float">
            <text:p>53.91</text:p>
          </table:table-cell>
          <table:table-cell table:style-name="ce12" office:value-type="float" office:value="54.1890551007091" calcext:value-type="float">
            <text:p>54.19</text:p>
          </table:table-cell>
          <table:table-cell table:style-name="ce12" office:value-type="float" office:value="54.0401076835029" calcext:value-type="float">
            <text:p>54.04</text:p>
          </table:table-cell>
          <table:table-cell table:style-name="ce12" office:value-type="float" office:value="53.7111442391437" calcext:value-type="float">
            <text:p>53.71</text:p>
          </table:table-cell>
          <table:table-cell table:style-name="ce12" office:value-type="float" office:value="53.6764040490146" calcext:value-type="float">
            <text:p>53.68</text:p>
          </table:table-cell>
          <table:table-cell table:style-name="ce12" office:value-type="float" office:value="55.0468306319918" calcext:value-type="float">
            <text:p>55.05</text:p>
          </table:table-cell>
          <table:table-cell table:style-name="ce12" office:value-type="float" office:value="54.5396443891355" calcext:value-type="float">
            <text:p>54.54</text:p>
          </table:table-cell>
          <table:table-cell table:style-name="ce12" office:value-type="float" office:value="54.6745803100367" calcext:value-type="float">
            <text:p>54.67</text:p>
          </table:table-cell>
          <table:table-cell table:style-name="ce12" office:value-type="float" office:value="53.4198276723963" calcext:value-type="float">
            <text:p>53.42</text:p>
          </table:table-cell>
          <table:table-cell table:style-name="ce12" office:value-type="float" office:value="53.8073555844722" calcext:value-type="float">
            <text:p>53.81</text:p>
          </table:table-cell>
          <table:table-cell table:style-name="ce12" office:value-type="float" office:value="54.9961085118427" calcext:value-type="float">
            <text:p>55.00</text:p>
          </table:table-cell>
          <table:table-cell table:style-name="ce12" office:value-type="float" office:value="53.8228857557302" calcext:value-type="float">
            <text:p>53.82</text:p>
          </table:table-cell>
          <table:table-cell table:style-name="ce12" office:value-type="float" office:value="54.539653570391" calcext:value-type="float">
            <text:p>54.54</text:p>
          </table:table-cell>
          <table:table-cell table:style-name="ce12" office:value-type="float" office:value="51.7941651127022" calcext:value-type="float">
            <text:p>51.79</text:p>
          </table:table-cell>
          <table:table-cell table:style-name="ce12" office:value-type="float" office:value="55.0210947038988" calcext:value-type="float">
            <text:p>55.02</text:p>
          </table:table-cell>
          <table:table-cell table:style-name="ce12" office:value-type="float" office:value="53.3037987723675" calcext:value-type="float">
            <text:p>53.30</text:p>
          </table:table-cell>
          <table:table-cell table:style-name="ce12" office:value-type="float" office:value="54.7137334053548" calcext:value-type="float">
            <text:p>54.71</text:p>
          </table:table-cell>
          <table:table-cell table:style-name="ce12" office:value-type="float" office:value="55.4614439636799" calcext:value-type="float">
            <text:p>55.46</text:p>
          </table:table-cell>
          <table:table-cell table:style-name="ce12" office:value-type="float" office:value="54.9298589494173" calcext:value-type="float">
            <text:p>54.93</text:p>
          </table:table-cell>
          <table:table-cell table:style-name="ce12" office:value-type="float" office:value="53.4646910814834" calcext:value-type="float">
            <text:p>53.46</text:p>
          </table:table-cell>
          <table:table-cell table:number-columns-repeated="1003"/>
        </table:table-row>
        <table:table-row table:style-name="ro3">
          <table:table-cell table:style-name="ce11" office:value-type="float" office:value="1.15" calcext:value-type="float">
            <text:p>1.150</text:p>
          </table:table-cell>
          <table:table-cell table:style-name="ce12" office:value-type="float" office:value="52.9752730556418" calcext:value-type="float">
            <text:p>52.98</text:p>
          </table:table-cell>
          <table:table-cell table:style-name="ce12" office:value-type="float" office:value="51.9777738274955" calcext:value-type="float">
            <text:p>51.98</text:p>
          </table:table-cell>
          <table:table-cell table:style-name="ce12" office:value-type="float" office:value="52.9777746054046" calcext:value-type="float">
            <text:p>52.98</text:p>
          </table:table-cell>
          <table:table-cell table:style-name="ce12" office:value-type="float" office:value="53.7944088490851" calcext:value-type="float">
            <text:p>53.79</text:p>
          </table:table-cell>
          <table:table-cell table:style-name="ce12" office:value-type="float" office:value="53.5588861772937" calcext:value-type="float">
            <text:p>53.56</text:p>
          </table:table-cell>
          <table:table-cell table:style-name="ce12" office:value-type="float" office:value="53.5126380373901" calcext:value-type="float">
            <text:p>53.51</text:p>
          </table:table-cell>
          <table:table-cell table:style-name="ce12" office:value-type="float" office:value="53.1632078292205" calcext:value-type="float">
            <text:p>53.16</text:p>
          </table:table-cell>
          <table:table-cell table:style-name="ce12" office:value-type="float" office:value="52.3166287257704" calcext:value-type="float">
            <text:p>52.32</text:p>
          </table:table-cell>
          <table:table-cell table:style-name="ce12" office:value-type="float" office:value="53.6715338228146" calcext:value-type="float">
            <text:p>53.67</text:p>
          </table:table-cell>
          <table:table-cell table:style-name="ce12" office:value-type="float" office:value="52.603245233974" calcext:value-type="float">
            <text:p>52.60</text:p>
          </table:table-cell>
          <table:table-cell table:style-name="ce12" office:value-type="float" office:value="53.6063604971716" calcext:value-type="float">
            <text:p>53.61</text:p>
          </table:table-cell>
          <table:table-cell table:style-name="ce12" office:value-type="float" office:value="53.3546166804315" calcext:value-type="float">
            <text:p>53.35</text:p>
          </table:table-cell>
          <table:table-cell table:style-name="ce12" office:value-type="float" office:value="52.8804699446265" calcext:value-type="float">
            <text:p>52.88</text:p>
          </table:table-cell>
          <table:table-cell table:style-name="ce12" office:value-type="float" office:value="53.9798154637876" calcext:value-type="float">
            <text:p>53.98</text:p>
          </table:table-cell>
          <table:table-cell table:style-name="ce12" office:value-type="float" office:value="54.4580940827743" calcext:value-type="float">
            <text:p>54.46</text:p>
          </table:table-cell>
          <table:table-cell table:style-name="ce12" office:value-type="float" office:value="52.9266332773459" calcext:value-type="float">
            <text:p>52.93</text:p>
          </table:table-cell>
          <table:table-cell table:style-name="ce12" office:value-type="float" office:value="52.7005282554024" calcext:value-type="float">
            <text:p>52.70</text:p>
          </table:table-cell>
          <table:table-cell table:style-name="ce12" office:value-type="float" office:value="52.9090202539913" calcext:value-type="float">
            <text:p>52.91</text:p>
          </table:table-cell>
          <table:table-cell table:style-name="ce12" office:value-type="float" office:value="53.777247208911" calcext:value-type="float">
            <text:p>53.78</text:p>
          </table:table-cell>
          <table:table-cell table:style-name="ce12" office:value-type="float" office:value="54.4173528241964" calcext:value-type="float">
            <text:p>54.42</text:p>
          </table:table-cell>
          <table:table-cell table:number-columns-repeated="1003"/>
        </table:table-row>
        <table:table-row table:style-name="ro3">
          <table:table-cell table:style-name="ce11" office:value-type="float" office:value="1.175" calcext:value-type="float">
            <text:p>1.175</text:p>
          </table:table-cell>
          <table:table-cell table:style-name="ce12" office:value-type="float" office:value="52.7610036098281" calcext:value-type="float">
            <text:p>52.76</text:p>
          </table:table-cell>
          <table:table-cell table:style-name="ce12" office:value-type="float" office:value="52.5647434598479" calcext:value-type="float">
            <text:p>52.56</text:p>
          </table:table-cell>
          <table:table-cell table:style-name="ce12" office:value-type="float" office:value="53.0940462692057" calcext:value-type="float">
            <text:p>53.09</text:p>
          </table:table-cell>
          <table:table-cell table:style-name="ce12" office:value-type="float" office:value="51.414074458377" calcext:value-type="float">
            <text:p>51.41</text:p>
          </table:table-cell>
          <table:table-cell table:style-name="ce12" office:value-type="float" office:value="53.3669544967504" calcext:value-type="float">
            <text:p>53.37</text:p>
          </table:table-cell>
          <table:table-cell table:style-name="ce12" office:value-type="float" office:value="52.4785211542118" calcext:value-type="float">
            <text:p>52.48</text:p>
          </table:table-cell>
          <table:table-cell table:style-name="ce12" office:value-type="float" office:value="52.1745172468498" calcext:value-type="float">
            <text:p>52.17</text:p>
          </table:table-cell>
          <table:table-cell table:style-name="ce12" office:value-type="float" office:value="52.9822148661162" calcext:value-type="float">
            <text:p>52.98</text:p>
          </table:table-cell>
          <table:table-cell table:style-name="ce12" office:value-type="float" office:value="51.5943728805" calcext:value-type="float">
            <text:p>51.59</text:p>
          </table:table-cell>
          <table:table-cell table:style-name="ce12" office:value-type="float" office:value="53.1714105111375" calcext:value-type="float">
            <text:p>53.17</text:p>
          </table:table-cell>
          <table:table-cell table:style-name="ce12" office:value-type="float" office:value="52.3298858522876" calcext:value-type="float">
            <text:p>52.33</text:p>
          </table:table-cell>
          <table:table-cell table:style-name="ce12" office:value-type="float" office:value="53.7341903453245" calcext:value-type="float">
            <text:p>53.73</text:p>
          </table:table-cell>
          <table:table-cell table:style-name="ce12" office:value-type="float" office:value="51.9683659895134" calcext:value-type="float">
            <text:p>51.97</text:p>
          </table:table-cell>
          <table:table-cell table:style-name="ce12" office:value-type="float" office:value="53.525653512565" calcext:value-type="float">
            <text:p>53.53</text:p>
          </table:table-cell>
          <table:table-cell table:style-name="ce12" office:value-type="float" office:value="54.2665857579223" calcext:value-type="float">
            <text:p>54.27</text:p>
          </table:table-cell>
          <table:table-cell table:style-name="ce12" office:value-type="float" office:value="52.6835415926972" calcext:value-type="float">
            <text:p>52.68</text:p>
          </table:table-cell>
          <table:table-cell table:style-name="ce12" office:value-type="float" office:value="53.3020166326111" calcext:value-type="float">
            <text:p>53.30</text:p>
          </table:table-cell>
          <table:table-cell table:style-name="ce12" office:value-type="float" office:value="51.8099250865556" calcext:value-type="float">
            <text:p>51.81</text:p>
          </table:table-cell>
          <table:table-cell table:style-name="ce12" office:value-type="float" office:value="52.7249599011537" calcext:value-type="float">
            <text:p>52.72</text:p>
          </table:table-cell>
          <table:table-cell table:style-name="ce12" office:value-type="float" office:value="53.3450515797252" calcext:value-type="float">
            <text:p>53.35</text:p>
          </table:table-cell>
          <table:table-cell table:number-columns-repeated="1003"/>
        </table:table-row>
        <table:table-row table:style-name="ro3">
          <table:table-cell table:style-name="ce11" office:value-type="float" office:value="1.2" calcext:value-type="float">
            <text:p>1.200</text:p>
          </table:table-cell>
          <table:table-cell table:style-name="ce12" office:value-type="float" office:value="52.5192917023084" calcext:value-type="float">
            <text:p>52.52</text:p>
          </table:table-cell>
          <table:table-cell table:style-name="ce12" office:value-type="float" office:value="52.423402959056" calcext:value-type="float">
            <text:p>52.42</text:p>
          </table:table-cell>
          <table:table-cell table:style-name="ce12" office:value-type="float" office:value="52.6580573411534" calcext:value-type="float">
            <text:p>52.66</text:p>
          </table:table-cell>
          <table:table-cell table:style-name="ce12" office:value-type="float" office:value="53.2830698846351" calcext:value-type="float">
            <text:p>53.28</text:p>
          </table:table-cell>
          <table:table-cell table:style-name="ce12" office:value-type="float" office:value="51.7693074959198" calcext:value-type="float">
            <text:p>51.77</text:p>
          </table:table-cell>
          <table:table-cell table:style-name="ce12" office:value-type="float" office:value="52.8846644571795" calcext:value-type="float">
            <text:p>52.88</text:p>
          </table:table-cell>
          <table:table-cell table:style-name="ce12" office:value-type="float" office:value="53.8427590383919" calcext:value-type="float">
            <text:p>53.84</text:p>
          </table:table-cell>
          <table:table-cell table:style-name="ce12" office:value-type="float" office:value="52.75893856651" calcext:value-type="float">
            <text:p>52.76</text:p>
          </table:table-cell>
          <table:table-cell table:style-name="ce12" office:value-type="float" office:value="52.4814111775327" calcext:value-type="float">
            <text:p>52.48</text:p>
          </table:table-cell>
          <table:table-cell table:style-name="ce12" office:value-type="float" office:value="52.5514454055918" calcext:value-type="float">
            <text:p>52.55</text:p>
          </table:table-cell>
          <table:table-cell table:style-name="ce12" office:value-type="float" office:value="53.4093207257198" calcext:value-type="float">
            <text:p>53.41</text:p>
          </table:table-cell>
          <table:table-cell table:style-name="ce12" office:value-type="float" office:value="52.9070420508256" calcext:value-type="float">
            <text:p>52.91</text:p>
          </table:table-cell>
          <table:table-cell table:style-name="ce12" office:value-type="float" office:value="55.1592434284302" calcext:value-type="float">
            <text:p>55.16</text:p>
          </table:table-cell>
          <table:table-cell table:style-name="ce12" office:value-type="float" office:value="53.3196097650571" calcext:value-type="float">
            <text:p>53.32</text:p>
          </table:table-cell>
          <table:table-cell table:style-name="ce12" office:value-type="float" office:value="53.4174848227698" calcext:value-type="float">
            <text:p>53.42</text:p>
          </table:table-cell>
          <table:table-cell table:style-name="ce12" office:value-type="float" office:value="53.9698120277162" calcext:value-type="float">
            <text:p>53.97</text:p>
          </table:table-cell>
          <table:table-cell table:style-name="ce12" office:value-type="float" office:value="54.7346680927511" calcext:value-type="float">
            <text:p>54.73</text:p>
          </table:table-cell>
          <table:table-cell table:style-name="ce12" office:value-type="float" office:value="51.3106614694237" calcext:value-type="float">
            <text:p>51.31</text:p>
          </table:table-cell>
          <table:table-cell table:style-name="ce12" office:value-type="float" office:value="54.0147382633169" calcext:value-type="float">
            <text:p>54.01</text:p>
          </table:table-cell>
          <table:table-cell table:style-name="ce12" office:value-type="float" office:value="52.2572080398241" calcext:value-type="float">
            <text:p>52.26</text:p>
          </table:table-cell>
          <table:table-cell table:number-columns-repeated="1003"/>
        </table:table-row>
        <table:table-row table:style-name="ro3">
          <table:table-cell table:style-name="ce11" office:value-type="float" office:value="1.225" calcext:value-type="float">
            <text:p>1.225</text:p>
          </table:table-cell>
          <table:table-cell table:style-name="ce12" office:value-type="float" office:value="52.0549242049721" calcext:value-type="float">
            <text:p>52.05</text:p>
          </table:table-cell>
          <table:table-cell table:style-name="ce12" office:value-type="float" office:value="51.1766035659321" calcext:value-type="float">
            <text:p>51.18</text:p>
          </table:table-cell>
          <table:table-cell table:style-name="ce12" office:value-type="float" office:value="51.9458962725836" calcext:value-type="float">
            <text:p>51.95</text:p>
          </table:table-cell>
          <table:table-cell table:style-name="ce12" office:value-type="float" office:value="52.4132187573108" calcext:value-type="float">
            <text:p>52.41</text:p>
          </table:table-cell>
          <table:table-cell table:style-name="ce12" office:value-type="float" office:value="52.6560191882413" calcext:value-type="float">
            <text:p>52.66</text:p>
          </table:table-cell>
          <table:table-cell table:style-name="ce12" office:value-type="float" office:value="51.677968962828" calcext:value-type="float">
            <text:p>51.68</text:p>
          </table:table-cell>
          <table:table-cell table:style-name="ce12" office:value-type="float" office:value="51.3543039223635" calcext:value-type="float">
            <text:p>51.35</text:p>
          </table:table-cell>
          <table:table-cell table:style-name="ce12" office:value-type="float" office:value="51.1834239693426" calcext:value-type="float">
            <text:p>51.18</text:p>
          </table:table-cell>
          <table:table-cell table:style-name="ce12" office:value-type="float" office:value="53.370051319683" calcext:value-type="float">
            <text:p>53.37</text:p>
          </table:table-cell>
          <table:table-cell table:style-name="ce12" office:value-type="float" office:value="52.0152414654114" calcext:value-type="float">
            <text:p>52.02</text:p>
          </table:table-cell>
          <table:table-cell table:style-name="ce12" office:value-type="float" office:value="51.7087803387077" calcext:value-type="float">
            <text:p>51.71</text:p>
          </table:table-cell>
          <table:table-cell table:style-name="ce12" office:value-type="float" office:value="52.3106134434883" calcext:value-type="float">
            <text:p>52.31</text:p>
          </table:table-cell>
          <table:table-cell table:style-name="ce12" office:value-type="float" office:value="53.0438309966738" calcext:value-type="float">
            <text:p>53.04</text:p>
          </table:table-cell>
          <table:table-cell table:style-name="ce12" office:value-type="float" office:value="51.3657443520763" calcext:value-type="float">
            <text:p>51.37</text:p>
          </table:table-cell>
          <table:table-cell table:style-name="ce12" office:value-type="float" office:value="52.7995235525093" calcext:value-type="float">
            <text:p>52.80</text:p>
          </table:table-cell>
          <table:table-cell table:style-name="ce12" office:value-type="float" office:value="52.4077664496088" calcext:value-type="float">
            <text:p>52.41</text:p>
          </table:table-cell>
          <table:table-cell table:style-name="ce12" office:value-type="float" office:value="52.0355726493988" calcext:value-type="float">
            <text:p>52.04</text:p>
          </table:table-cell>
          <table:table-cell table:style-name="ce12" office:value-type="float" office:value="52.0803536373257" calcext:value-type="float">
            <text:p>52.08</text:p>
          </table:table-cell>
          <table:table-cell table:style-name="ce12" office:value-type="float" office:value="52.1539659846237" calcext:value-type="float">
            <text:p>52.15</text:p>
          </table:table-cell>
          <table:table-cell table:style-name="ce12" office:value-type="float" office:value="54.2237041950487" calcext:value-type="float">
            <text:p>54.22</text:p>
          </table:table-cell>
          <table:table-cell table:number-columns-repeated="1003"/>
        </table:table-row>
        <table:table-row table:style-name="ro3">
          <table:table-cell table:style-name="ce11" office:value-type="float" office:value="1.25" calcext:value-type="float">
            <text:p>1.250</text:p>
          </table:table-cell>
          <table:table-cell table:style-name="ce12" office:value-type="float" office:value="51.8087007813104" calcext:value-type="float">
            <text:p>51.81</text:p>
          </table:table-cell>
          <table:table-cell table:style-name="ce12" office:value-type="float" office:value="50.5199105491363" calcext:value-type="float">
            <text:p>50.52</text:p>
          </table:table-cell>
          <table:table-cell table:style-name="ce12" office:value-type="float" office:value="52.3085796566747" calcext:value-type="float">
            <text:p>52.31</text:p>
          </table:table-cell>
          <table:table-cell table:style-name="ce12" office:value-type="float" office:value="52.3968618642275" calcext:value-type="float">
            <text:p>52.40</text:p>
          </table:table-cell>
          <table:table-cell table:style-name="ce12" office:value-type="float" office:value="51.0059202149298" calcext:value-type="float">
            <text:p>51.01</text:p>
          </table:table-cell>
          <table:table-cell table:style-name="ce12" office:value-type="float" office:value="51.6182477335553" calcext:value-type="float">
            <text:p>51.62</text:p>
          </table:table-cell>
          <table:table-cell table:style-name="ce12" office:value-type="float" office:value="52.8303729690742" calcext:value-type="float">
            <text:p>52.83</text:p>
          </table:table-cell>
          <table:table-cell table:style-name="ce12" office:value-type="float" office:value="50.2488904033707" calcext:value-type="float">
            <text:p>50.25</text:p>
          </table:table-cell>
          <table:table-cell table:style-name="ce12" office:value-type="float" office:value="52.412346045815" calcext:value-type="float">
            <text:p>52.41</text:p>
          </table:table-cell>
          <table:table-cell table:style-name="ce12" office:value-type="float" office:value="52.8457815291109" calcext:value-type="float">
            <text:p>52.85</text:p>
          </table:table-cell>
          <table:table-cell table:style-name="ce12" office:value-type="float" office:value="52.7238969272121" calcext:value-type="float">
            <text:p>52.72</text:p>
          </table:table-cell>
          <table:table-cell table:style-name="ce12" office:value-type="float" office:value="52.1371327386697" calcext:value-type="float">
            <text:p>52.14</text:p>
          </table:table-cell>
          <table:table-cell table:style-name="ce12" office:value-type="float" office:value="51.5846861903793" calcext:value-type="float">
            <text:p>51.58</text:p>
          </table:table-cell>
          <table:table-cell table:style-name="ce12" office:value-type="float" office:value="51.1843710353572" calcext:value-type="float">
            <text:p>51.18</text:p>
          </table:table-cell>
          <table:table-cell table:style-name="ce12" office:value-type="float" office:value="52.9140747210217" calcext:value-type="float">
            <text:p>52.91</text:p>
          </table:table-cell>
          <table:table-cell table:style-name="ce12" office:value-type="float" office:value="52.9228029424556" calcext:value-type="float">
            <text:p>52.92</text:p>
          </table:table-cell>
          <table:table-cell table:style-name="ce12" office:value-type="float" office:value="51.9282728532883" calcext:value-type="float">
            <text:p>51.93</text:p>
          </table:table-cell>
          <table:table-cell table:style-name="ce12" office:value-type="float" office:value="52.4351069565447" calcext:value-type="float">
            <text:p>52.44</text:p>
          </table:table-cell>
          <table:table-cell table:style-name="ce12" office:value-type="float" office:value="50.6622300466955" calcext:value-type="float">
            <text:p>50.66</text:p>
          </table:table-cell>
          <table:table-cell table:style-name="ce12" office:value-type="float" office:value="51.0548266034494" calcext:value-type="float">
            <text:p>51.05</text:p>
          </table:table-cell>
          <table:table-cell table:number-columns-repeated="1003"/>
        </table:table-row>
        <table:table-row table:style-name="ro3">
          <table:table-cell table:style-name="ce11" office:value-type="float" office:value="1.275" calcext:value-type="float">
            <text:p>1.275</text:p>
          </table:table-cell>
          <table:table-cell table:style-name="ce12" office:value-type="float" office:value="51.0570605306641" calcext:value-type="float">
            <text:p>51.06</text:p>
          </table:table-cell>
          <table:table-cell table:style-name="ce12" office:value-type="float" office:value="50.4269882388349" calcext:value-type="float">
            <text:p>50.43</text:p>
          </table:table-cell>
          <table:table-cell table:style-name="ce12" office:value-type="float" office:value="49.2923960727456" calcext:value-type="float">
            <text:p>49.29</text:p>
          </table:table-cell>
          <table:table-cell table:style-name="ce12" office:value-type="float" office:value="50.3526686335167" calcext:value-type="float">
            <text:p>50.35</text:p>
          </table:table-cell>
          <table:table-cell table:style-name="ce12" office:value-type="float" office:value="50.5069854404867" calcext:value-type="float">
            <text:p>50.51</text:p>
          </table:table-cell>
          <table:table-cell table:style-name="ce12" office:value-type="float" office:value="51.8382883943876" calcext:value-type="float">
            <text:p>51.84</text:p>
          </table:table-cell>
          <table:table-cell table:style-name="ce12" office:value-type="float" office:value="51.0381651874751" calcext:value-type="float">
            <text:p>51.04</text:p>
          </table:table-cell>
          <table:table-cell table:style-name="ce12" office:value-type="float" office:value="50.6876724557843" calcext:value-type="float">
            <text:p>50.69</text:p>
          </table:table-cell>
          <table:table-cell table:style-name="ce12" office:value-type="float" office:value="51.5203203719457" calcext:value-type="float">
            <text:p>51.52</text:p>
          </table:table-cell>
          <table:table-cell table:style-name="ce12" office:value-type="float" office:value="51.7725656476927" calcext:value-type="float">
            <text:p>51.77</text:p>
          </table:table-cell>
          <table:table-cell table:style-name="ce12" office:value-type="float" office:value="51.6956266629565" calcext:value-type="float">
            <text:p>51.70</text:p>
          </table:table-cell>
          <table:table-cell table:style-name="ce12" office:value-type="float" office:value="52.6552805215812" calcext:value-type="float">
            <text:p>52.66</text:p>
          </table:table-cell>
          <table:table-cell table:style-name="ce12" office:value-type="float" office:value="51.1461211124142" calcext:value-type="float">
            <text:p>51.15</text:p>
          </table:table-cell>
          <table:table-cell table:style-name="ce12" office:value-type="float" office:value="50.8789876493407" calcext:value-type="float">
            <text:p>50.88</text:p>
          </table:table-cell>
          <table:table-cell table:style-name="ce12" office:value-type="float" office:value="51.8692985105884" calcext:value-type="float">
            <text:p>51.87</text:p>
          </table:table-cell>
          <table:table-cell table:style-name="ce12" office:value-type="float" office:value="49.2539781779882" calcext:value-type="float">
            <text:p>49.25</text:p>
          </table:table-cell>
          <table:table-cell table:style-name="ce12" office:value-type="float" office:value="53.7339874042172" calcext:value-type="float">
            <text:p>53.73</text:p>
          </table:table-cell>
          <table:table-cell table:style-name="ce12" office:value-type="float" office:value="52.9314363567229" calcext:value-type="float">
            <text:p>52.93</text:p>
          </table:table-cell>
          <table:table-cell table:style-name="ce12" office:value-type="float" office:value="51.4748724539295" calcext:value-type="float">
            <text:p>51.47</text:p>
          </table:table-cell>
          <table:table-cell table:style-name="ce12" office:value-type="float" office:value="51.0740328808709" calcext:value-type="float">
            <text:p>51.07</text:p>
          </table:table-cell>
          <table:table-cell table:number-columns-repeated="1003"/>
        </table:table-row>
        <table:table-row table:style-name="ro3">
          <table:table-cell table:style-name="ce11" office:value-type="float" office:value="1.3" calcext:value-type="float">
            <text:p>1.300</text:p>
          </table:table-cell>
          <table:table-cell table:style-name="ce12" office:value-type="float" office:value="50.5356633869583" calcext:value-type="float">
            <text:p>50.54</text:p>
          </table:table-cell>
          <table:table-cell table:style-name="ce12" office:value-type="float" office:value="50.79248017657" calcext:value-type="float">
            <text:p>50.79</text:p>
          </table:table-cell>
          <table:table-cell table:style-name="ce12" office:value-type="float" office:value="49.9744403021438" calcext:value-type="float">
            <text:p>49.97</text:p>
          </table:table-cell>
          <table:table-cell table:style-name="ce12" office:value-type="float" office:value="50.6087882387054" calcext:value-type="float">
            <text:p>50.61</text:p>
          </table:table-cell>
          <table:table-cell table:style-name="ce12" office:value-type="float" office:value="51.0337265071567" calcext:value-type="float">
            <text:p>51.03</text:p>
          </table:table-cell>
          <table:table-cell table:style-name="ce12" office:value-type="float" office:value="49.2631392869599" calcext:value-type="float">
            <text:p>49.26</text:p>
          </table:table-cell>
          <table:table-cell table:style-name="ce12" office:value-type="float" office:value="51.3281580204831" calcext:value-type="float">
            <text:p>51.33</text:p>
          </table:table-cell>
          <table:table-cell table:style-name="ce12" office:value-type="float" office:value="49.5228257968777" calcext:value-type="float">
            <text:p>49.52</text:p>
          </table:table-cell>
          <table:table-cell table:style-name="ce12" office:value-type="float" office:value="51.9858179734678" calcext:value-type="float">
            <text:p>51.99</text:p>
          </table:table-cell>
          <table:table-cell table:style-name="ce12" office:value-type="float" office:value="52.6252278864438" calcext:value-type="float">
            <text:p>52.63</text:p>
          </table:table-cell>
          <table:table-cell table:style-name="ce12" office:value-type="float" office:value="51.8710017776383" calcext:value-type="float">
            <text:p>51.87</text:p>
          </table:table-cell>
          <table:table-cell table:style-name="ce12" office:value-type="float" office:value="51.4124473987749" calcext:value-type="float">
            <text:p>51.41</text:p>
          </table:table-cell>
          <table:table-cell table:style-name="ce12" office:value-type="float" office:value="50.7190791082897" calcext:value-type="float">
            <text:p>50.72</text:p>
          </table:table-cell>
          <table:table-cell table:style-name="ce12" office:value-type="float" office:value="50.5586554879323" calcext:value-type="float">
            <text:p>50.56</text:p>
          </table:table-cell>
          <table:table-cell table:style-name="ce12" office:value-type="float" office:value="48.4146596807245" calcext:value-type="float">
            <text:p>48.41</text:p>
          </table:table-cell>
          <table:table-cell table:style-name="ce12" office:value-type="float" office:value="51.460737015475" calcext:value-type="float">
            <text:p>51.46</text:p>
          </table:table-cell>
          <table:table-cell table:style-name="ce12" office:value-type="float" office:value="51.2986130964461" calcext:value-type="float">
            <text:p>51.30</text:p>
          </table:table-cell>
          <table:table-cell table:style-name="ce12" office:value-type="float" office:value="50.9051954377789" calcext:value-type="float">
            <text:p>50.91</text:p>
          </table:table-cell>
          <table:table-cell table:style-name="ce12" office:value-type="float" office:value="53.4589114840939" calcext:value-type="float">
            <text:p>53.46</text:p>
          </table:table-cell>
          <table:table-cell table:style-name="ce12" office:value-type="float" office:value="51.3587433247354" calcext:value-type="float">
            <text:p>51.36</text:p>
          </table:table-cell>
          <table:table-cell table:number-columns-repeated="1003"/>
        </table:table-row>
        <table:table-row table:style-name="ro3">
          <table:table-cell table:style-name="ce11" office:value-type="float" office:value="1.325" calcext:value-type="float">
            <text:p>1.325</text:p>
          </table:table-cell>
          <table:table-cell table:style-name="ce12" office:value-type="float" office:value="50.128842816125" calcext:value-type="float">
            <text:p>50.13</text:p>
          </table:table-cell>
          <table:table-cell table:style-name="ce12" office:value-type="float" office:value="50.4993913821722" calcext:value-type="float">
            <text:p>50.50</text:p>
          </table:table-cell>
          <table:table-cell table:style-name="ce12" office:value-type="float" office:value="49.706172881542" calcext:value-type="float">
            <text:p>49.71</text:p>
          </table:table-cell>
          <table:table-cell table:style-name="ce12" office:value-type="float" office:value="48.6267426591016" calcext:value-type="float">
            <text:p>48.63</text:p>
          </table:table-cell>
          <table:table-cell table:style-name="ce12" office:value-type="float" office:value="49.5791924564714" calcext:value-type="float">
            <text:p>49.58</text:p>
          </table:table-cell>
          <table:table-cell table:style-name="ce12" office:value-type="float" office:value="52.2837739472699" calcext:value-type="float">
            <text:p>52.28</text:p>
          </table:table-cell>
          <table:table-cell table:style-name="ce12" office:value-type="float" office:value="48.0926242821954" calcext:value-type="float">
            <text:p>48.09</text:p>
          </table:table-cell>
          <table:table-cell table:style-name="ce12" office:value-type="float" office:value="49.9973172269305" calcext:value-type="float">
            <text:p>50.00</text:p>
          </table:table-cell>
          <table:table-cell table:style-name="ce12" office:value-type="float" office:value="49.7940025302218" calcext:value-type="float">
            <text:p>49.79</text:p>
          </table:table-cell>
          <table:table-cell table:style-name="ce12" office:value-type="float" office:value="50.5535312970367" calcext:value-type="float">
            <text:p>50.55</text:p>
          </table:table-cell>
          <table:table-cell table:style-name="ce12" office:value-type="float" office:value="50.122307308531" calcext:value-type="float">
            <text:p>50.12</text:p>
          </table:table-cell>
          <table:table-cell table:style-name="ce12" office:value-type="float" office:value="50.8552769048668" calcext:value-type="float">
            <text:p>50.86</text:p>
          </table:table-cell>
          <table:table-cell table:style-name="ce12" office:value-type="float" office:value="50.6232214031229" calcext:value-type="float">
            <text:p>50.62</text:p>
          </table:table-cell>
          <table:table-cell table:style-name="ce12" office:value-type="float" office:value="50.2887511355741" calcext:value-type="float">
            <text:p>50.29</text:p>
          </table:table-cell>
          <table:table-cell table:style-name="ce12" office:value-type="float" office:value="49.7477419436692" calcext:value-type="float">
            <text:p>49.75</text:p>
          </table:table-cell>
          <table:table-cell table:style-name="ce12" office:value-type="float" office:value="50.9849277206665" calcext:value-type="float">
            <text:p>50.98</text:p>
          </table:table-cell>
          <table:table-cell table:style-name="ce12" office:value-type="float" office:value="52.8966565952957" calcext:value-type="float">
            <text:p>52.90</text:p>
          </table:table-cell>
          <table:table-cell table:style-name="ce12" office:value-type="float" office:value="52.2714494630865" calcext:value-type="float">
            <text:p>52.27</text:p>
          </table:table-cell>
          <table:table-cell table:style-name="ce12" office:value-type="float" office:value="51.2032819281665" calcext:value-type="float">
            <text:p>51.20</text:p>
          </table:table-cell>
          <table:table-cell table:style-name="ce12" office:value-type="float" office:value="53.2378619306557" calcext:value-type="float">
            <text:p>53.24</text:p>
          </table:table-cell>
          <table:table-cell table:number-columns-repeated="1003"/>
        </table:table-row>
        <table:table-row table:style-name="ro3">
          <table:table-cell table:style-name="ce11" office:value-type="float" office:value="1.35" calcext:value-type="float">
            <text:p>1.350</text:p>
          </table:table-cell>
          <table:table-cell table:style-name="ce12" office:value-type="float" office:value="49.84244727401" calcext:value-type="float">
            <text:p>49.84</text:p>
          </table:table-cell>
          <table:table-cell table:style-name="ce12" office:value-type="float" office:value="49.7647304162983" calcext:value-type="float">
            <text:p>49.76</text:p>
          </table:table-cell>
          <table:table-cell table:style-name="ce12" office:value-type="float" office:value="50.0409770932466" calcext:value-type="float">
            <text:p>50.04</text:p>
          </table:table-cell>
          <table:table-cell table:style-name="ce12" office:value-type="float" office:value="50.3701610146861" calcext:value-type="float">
            <text:p>50.37</text:p>
          </table:table-cell>
          <table:table-cell table:style-name="ce12" office:value-type="float" office:value="51.2546284987494" calcext:value-type="float">
            <text:p>51.25</text:p>
          </table:table-cell>
          <table:table-cell table:style-name="ce12" office:value-type="float" office:value="50.0255495539052" calcext:value-type="float">
            <text:p>50.03</text:p>
          </table:table-cell>
          <table:table-cell table:style-name="ce12" office:value-type="float" office:value="50.099507998655" calcext:value-type="float">
            <text:p>50.10</text:p>
          </table:table-cell>
          <table:table-cell table:style-name="ce12" office:value-type="float" office:value="48.6025315964699" calcext:value-type="float">
            <text:p>48.60</text:p>
          </table:table-cell>
          <table:table-cell table:style-name="ce12" office:value-type="float" office:value="50.6648268299919" calcext:value-type="float">
            <text:p>50.66</text:p>
          </table:table-cell>
          <table:table-cell table:style-name="ce12" office:value-type="float" office:value="50.7596435760439" calcext:value-type="float">
            <text:p>50.76</text:p>
          </table:table-cell>
          <table:table-cell table:style-name="ce12" office:value-type="float" office:value="51.6281658375504" calcext:value-type="float">
            <text:p>51.63</text:p>
          </table:table-cell>
          <table:table-cell table:style-name="ce12" office:value-type="float" office:value="51.1225117454825" calcext:value-type="float">
            <text:p>51.12</text:p>
          </table:table-cell>
          <table:table-cell table:style-name="ce12" office:value-type="float" office:value="51.1864803812515" calcext:value-type="float">
            <text:p>51.19</text:p>
          </table:table-cell>
          <table:table-cell table:style-name="ce12" office:value-type="float" office:value="51.1524341048787" calcext:value-type="float">
            <text:p>51.15</text:p>
          </table:table-cell>
          <table:table-cell table:style-name="ce12" office:value-type="float" office:value="50.3996064058754" calcext:value-type="float">
            <text:p>50.40</text:p>
          </table:table-cell>
          <table:table-cell table:style-name="ce12" office:value-type="float" office:value="52.2761569625721" calcext:value-type="float">
            <text:p>52.28</text:p>
          </table:table-cell>
          <table:table-cell table:style-name="ce12" office:value-type="float" office:value="51.4363479284268" calcext:value-type="float">
            <text:p>51.44</text:p>
          </table:table-cell>
          <table:table-cell table:style-name="ce12" office:value-type="float" office:value="49.8359439913999" calcext:value-type="float">
            <text:p>49.84</text:p>
          </table:table-cell>
          <table:table-cell table:style-name="ce12" office:value-type="float" office:value="49.84660879301" calcext:value-type="float">
            <text:p>49.85</text:p>
          </table:table-cell>
          <table:table-cell table:style-name="ce12" office:value-type="float" office:value="50.8296974701118" calcext:value-type="float">
            <text:p>50.83</text:p>
          </table:table-cell>
          <table:table-cell table:number-columns-repeated="1003"/>
        </table:table-row>
        <table:table-row table:style-name="ro3">
          <table:table-cell table:style-name="ce11" office:value-type="float" office:value="1.375" calcext:value-type="float">
            <text:p>1.375</text:p>
          </table:table-cell>
          <table:table-cell table:style-name="ce12" office:value-type="float" office:value="49.8217477811726" calcext:value-type="float">
            <text:p>49.82</text:p>
          </table:table-cell>
          <table:table-cell table:style-name="ce12" office:value-type="float" office:value="49.9747045335087" calcext:value-type="float">
            <text:p>49.97</text:p>
          </table:table-cell>
          <table:table-cell table:style-name="ce12" office:value-type="float" office:value="47.674206646799" calcext:value-type="float">
            <text:p>47.67</text:p>
          </table:table-cell>
          <table:table-cell table:style-name="ce12" office:value-type="float" office:value="49.9295572220666" calcext:value-type="float">
            <text:p>49.93</text:p>
          </table:table-cell>
          <table:table-cell table:style-name="ce12" office:value-type="float" office:value="50.1003177913888" calcext:value-type="float">
            <text:p>50.10</text:p>
          </table:table-cell>
          <table:table-cell table:style-name="ce12" office:value-type="float" office:value="49.0618108347586" calcext:value-type="float">
            <text:p>49.06</text:p>
          </table:table-cell>
          <table:table-cell table:style-name="ce12" office:value-type="float" office:value="49.7812601398487" calcext:value-type="float">
            <text:p>49.78</text:p>
          </table:table-cell>
          <table:table-cell table:style-name="ce12" office:value-type="float" office:value="49.1951357751605" calcext:value-type="float">
            <text:p>49.20</text:p>
          </table:table-cell>
          <table:table-cell table:style-name="ce12" office:value-type="float" office:value="51.971949135278" calcext:value-type="float">
            <text:p>51.97</text:p>
          </table:table-cell>
          <table:table-cell table:style-name="ce12" office:value-type="float" office:value="49.6425518318906" calcext:value-type="float">
            <text:p>49.64</text:p>
          </table:table-cell>
          <table:table-cell table:style-name="ce12" office:value-type="float" office:value="50.8392356367697" calcext:value-type="float">
            <text:p>50.84</text:p>
          </table:table-cell>
          <table:table-cell table:style-name="ce12" office:value-type="float" office:value="49.062151599724" calcext:value-type="float">
            <text:p>49.06</text:p>
          </table:table-cell>
          <table:table-cell table:style-name="ce12" office:value-type="float" office:value="51.3474136417709" calcext:value-type="float">
            <text:p>51.35</text:p>
          </table:table-cell>
          <table:table-cell table:style-name="ce12" office:value-type="float" office:value="50.9624535506503" calcext:value-type="float">
            <text:p>50.96</text:p>
          </table:table-cell>
          <table:table-cell table:style-name="ce12" office:value-type="float" office:value="50.847844558699" calcext:value-type="float">
            <text:p>50.85</text:p>
          </table:table-cell>
          <table:table-cell table:style-name="ce12" office:value-type="float" office:value="51.8171055608663" calcext:value-type="float">
            <text:p>51.82</text:p>
          </table:table-cell>
          <table:table-cell table:style-name="ce12" office:value-type="float" office:value="51.2508301545164" calcext:value-type="float">
            <text:p>51.25</text:p>
          </table:table-cell>
          <table:table-cell table:style-name="ce12" office:value-type="float" office:value="49.087223344327" calcext:value-type="float">
            <text:p>49.09</text:p>
          </table:table-cell>
          <table:table-cell table:style-name="ce12" office:value-type="float" office:value="52.7525910962977" calcext:value-type="float">
            <text:p>52.75</text:p>
          </table:table-cell>
          <table:table-cell table:style-name="ce12" office:value-type="float" office:value="52.3304215503754" calcext:value-type="float">
            <text:p>52.33</text:p>
          </table:table-cell>
          <table:table-cell table:number-columns-repeated="1003"/>
        </table:table-row>
        <table:table-row table:style-name="ro3">
          <table:table-cell table:style-name="ce11" office:value-type="float" office:value="1.4" calcext:value-type="float">
            <text:p>1.400</text:p>
          </table:table-cell>
          <table:table-cell table:style-name="ce12" office:value-type="float" office:value="49.4905108434399" calcext:value-type="float">
            <text:p>49.49</text:p>
          </table:table-cell>
          <table:table-cell table:style-name="ce12" office:value-type="float" office:value="49.2021143200336" calcext:value-type="float">
            <text:p>49.20</text:p>
          </table:table-cell>
          <table:table-cell table:style-name="ce12" office:value-type="float" office:value="50.3918674272591" calcext:value-type="float">
            <text:p>50.39</text:p>
          </table:table-cell>
          <table:table-cell table:style-name="ce12" office:value-type="float" office:value="50.7389535687104" calcext:value-type="float">
            <text:p>50.74</text:p>
          </table:table-cell>
          <table:table-cell table:style-name="ce12" office:value-type="float" office:value="49.0509182350035" calcext:value-type="float">
            <text:p>49.05</text:p>
          </table:table-cell>
          <table:table-cell table:style-name="ce12" office:value-type="float" office:value="50.4956067934306" calcext:value-type="float">
            <text:p>50.50</text:p>
          </table:table-cell>
          <table:table-cell table:style-name="ce12" office:value-type="float" office:value="48.7999315586893" calcext:value-type="float">
            <text:p>48.80</text:p>
          </table:table-cell>
          <table:table-cell table:style-name="ce12" office:value-type="float" office:value="48.8275184029523" calcext:value-type="float">
            <text:p>48.83</text:p>
          </table:table-cell>
          <table:table-cell table:style-name="ce12" office:value-type="float" office:value="49.4024074014809" calcext:value-type="float">
            <text:p>49.40</text:p>
          </table:table-cell>
          <table:table-cell table:style-name="ce12" office:value-type="float" office:value="50.5449101639442" calcext:value-type="float">
            <text:p>50.54</text:p>
          </table:table-cell>
          <table:table-cell table:style-name="ce12" office:value-type="float" office:value="51.2861821958209" calcext:value-type="float">
            <text:p>51.29</text:p>
          </table:table-cell>
          <table:table-cell table:style-name="ce12" office:value-type="float" office:value="49.6017488267125" calcext:value-type="float">
            <text:p>49.60</text:p>
          </table:table-cell>
          <table:table-cell table:style-name="ce12" office:value-type="float" office:value="49.8469279446355" calcext:value-type="float">
            <text:p>49.85</text:p>
          </table:table-cell>
          <table:table-cell table:style-name="ce12" office:value-type="float" office:value="48.1070291838622" calcext:value-type="float">
            <text:p>48.11</text:p>
          </table:table-cell>
          <table:table-cell table:style-name="ce12" office:value-type="float" office:value="50.1765546672033" calcext:value-type="float">
            <text:p>50.18</text:p>
          </table:table-cell>
          <table:table-cell table:style-name="ce12" office:value-type="float" office:value="50.8102458579604" calcext:value-type="float">
            <text:p>50.81</text:p>
          </table:table-cell>
          <table:table-cell table:style-name="ce12" office:value-type="float" office:value="49.7232475470382" calcext:value-type="float">
            <text:p>49.72</text:p>
          </table:table-cell>
          <table:table-cell table:style-name="ce12" office:value-type="float" office:value="51.2307123737087" calcext:value-type="float">
            <text:p>51.23</text:p>
          </table:table-cell>
          <table:table-cell table:style-name="ce12" office:value-type="float" office:value="47.5522447968041" calcext:value-type="float">
            <text:p>47.55</text:p>
          </table:table-cell>
          <table:table-cell table:style-name="ce12" office:value-type="float" office:value="51.3848224510499" calcext:value-type="float">
            <text:p>51.38</text:p>
          </table:table-cell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0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21:18:53.152885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4-02T10:22:31.389047227</dc:date>
    <meta:generator>LibreOffice/5.1.6.2$Linux_X86_64 LibreOffice_project/10m0$Build-2</meta:generator>
    <meta:editing-duration>P5DT14H41M22S</meta:editing-duration>
    <meta:editing-cycles>68</meta:editing-cycles>
    <meta:document-statistic meta:table-count="2" meta:cell-count="512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47" chart:maximum="63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0.466cm" style:legend-expansion="high" chart:style-name="ch2"/>
        <chart:plot-area chart:style-name="ch3" table:cell-range-address="kierrokset.A5:kierrokset.U20" chart:data-source-has-labels="column" svg:x="0.32cm" svg:y="0.18cm" svg:width="13.169cm" svg:height="8.64cm">
          <chartooo:coordinate-region svg:x="1.418cm" svg:y="0.379cm" svg:width="11.8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ierrokset.B5:kierrokset.U5" chart:label-cell-address="kierrokset.A5:kierrokset.A5" chart:class="chart:line">
            <chart:data-point chart:repeated="20"/>
          </chart:series>
          <chart:series chart:style-name="ch8" chart:values-cell-range-address="kierrokset.B6:kierrokset.U6" chart:label-cell-address="kierrokset.A6:kierrokset.A6" chart:class="chart:line">
            <chart:data-point chart:repeated="20"/>
          </chart:series>
          <chart:series chart:style-name="ch9" chart:values-cell-range-address="kierrokset.B7:kierrokset.U7" chart:label-cell-address="kierrokset.A7:kierrokset.A7" chart:class="chart:line">
            <chart:data-point chart:repeated="20"/>
          </chart:series>
          <chart:series chart:style-name="ch10" chart:values-cell-range-address="kierrokset.B8:kierrokset.U8" chart:label-cell-address="kierrokset.A8:kierrokset.A8" chart:class="chart:line">
            <chart:data-point chart:repeated="20"/>
          </chart:series>
          <chart:series chart:style-name="ch11" chart:values-cell-range-address="kierrokset.B9:kierrokset.U9" chart:label-cell-address="kierrokset.A9:kierrokset.A9" chart:class="chart:line">
            <chart:data-point chart:repeated="20"/>
          </chart:series>
          <chart:series chart:style-name="ch12" chart:values-cell-range-address="kierrokset.B10:kierrokset.U10" chart:label-cell-address="kierrokset.A10:kierrokset.A10" chart:class="chart:line">
            <chart:data-point chart:repeated="20"/>
          </chart:series>
          <chart:series chart:style-name="ch13" chart:values-cell-range-address="kierrokset.B11:kierrokset.U11" chart:label-cell-address="kierrokset.A11:kierrokset.A11" chart:class="chart:line">
            <chart:data-point chart:repeated="20"/>
          </chart:series>
          <chart:series chart:style-name="ch14" chart:values-cell-range-address="kierrokset.B12:kierrokset.U12" chart:label-cell-address="kierrokset.A12:kierrokset.A12" chart:class="chart:line">
            <chart:data-point chart:repeated="20"/>
          </chart:series>
          <chart:series chart:style-name="ch15" chart:values-cell-range-address="kierrokset.B13:kierrokset.U13" chart:label-cell-address="kierrokset.A13:kierrokset.A13" chart:class="chart:line">
            <chart:data-point chart:repeated="20"/>
          </chart:series>
          <chart:series chart:style-name="ch16" chart:values-cell-range-address="kierrokset.B14:kierrokset.U14" chart:label-cell-address="kierrokset.A14:kierrokset.A14" chart:class="chart:line">
            <chart:data-point chart:repeated="20"/>
          </chart:series>
          <chart:series chart:style-name="ch17" chart:values-cell-range-address="kierrokset.B15:kierrokset.U15" chart:label-cell-address="kierrokset.A15:kierrokset.A15" chart:class="chart:line">
            <chart:data-point chart:repeated="20"/>
          </chart:series>
          <chart:series chart:style-name="ch18" chart:values-cell-range-address="kierrokset.B16:kierrokset.U16" chart:label-cell-address="kierrokset.A16:kierrokset.A16" chart:class="chart:line">
            <chart:data-point chart:repeated="20"/>
          </chart:series>
          <chart:series chart:style-name="ch19" chart:values-cell-range-address="kierrokset.B17:kierrokset.U17" chart:label-cell-address="kierrokset.A17:kierrokset.A17" chart:class="chart:line">
            <chart:data-point chart:repeated="20"/>
          </chart:series>
          <chart:series chart:style-name="ch20" chart:values-cell-range-address="kierrokset.B18:kierrokset.U18" chart:label-cell-address="kierrokset.A18:kierrokset.A18" chart:class="chart:line">
            <chart:data-point chart:repeated="20"/>
          </chart:series>
          <chart:series chart:style-name="ch21" chart:values-cell-range-address="kierrokset.B19:kierrokset.U19" chart:label-cell-address="kierrokset.A19:kierrokset.A19" chart:class="chart:line">
            <chart:data-point chart:repeated="20"/>
          </chart:series>
          <chart:series chart:style-name="ch10" chart:values-cell-range-address="kierrokset.B20:kierrokset.U20" chart:label-cell-address="kierrokset.A20:kierrokset.A20" chart:class="chart:line">
            <chart:data-point chart:repeated="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.025</text:p>
                <draw:g>
                  <svg:desc>kierrokset.A5:kierrokset.A5</svg:desc>
                </draw:g>
              </table:table-cell>
              <table:table-cell office:value-type="float" office:value="60.4382665044201">
                <text:p>60.4382665044201</text:p>
                <draw:g>
                  <svg:desc>kierrokset.B5:kierrokset.U5</svg:desc>
                </draw:g>
              </table:table-cell>
              <table:table-cell office:value-type="float" office:value="60.5049162087532">
                <text:p>60.5049162087532</text:p>
              </table:table-cell>
              <table:table-cell office:value-type="float" office:value="60.4902170413857">
                <text:p>60.4902170413857</text:p>
              </table:table-cell>
              <table:table-cell office:value-type="float" office:value="60.3536648619824">
                <text:p>60.3536648619824</text:p>
              </table:table-cell>
              <table:table-cell office:value-type="float" office:value="60.463261721634">
                <text:p>60.463261721634</text:p>
              </table:table-cell>
              <table:table-cell office:value-type="float" office:value="60.6368614327087">
                <text:p>60.6368614327087</text:p>
              </table:table-cell>
              <table:table-cell office:value-type="float" office:value="60.6027692899882">
                <text:p>60.6027692899882</text:p>
              </table:table-cell>
              <table:table-cell office:value-type="float" office:value="59.541416238969">
                <text:p>59.541416238969</text:p>
              </table:table-cell>
              <table:table-cell office:value-type="float" office:value="60.8394213825853">
                <text:p>60.8394213825853</text:p>
              </table:table-cell>
              <table:table-cell office:value-type="float" office:value="59.8300153793203">
                <text:p>59.8300153793203</text:p>
              </table:table-cell>
              <table:table-cell office:value-type="float" office:value="60.2769471625067">
                <text:p>60.2769471625067</text:p>
              </table:table-cell>
              <table:table-cell office:value-type="float" office:value="61.009932912278">
                <text:p>61.009932912278</text:p>
              </table:table-cell>
              <table:table-cell office:value-type="float" office:value="60.2893957758443">
                <text:p>60.2893957758443</text:p>
              </table:table-cell>
              <table:table-cell office:value-type="float" office:value="60.1199132750222">
                <text:p>60.1199132750222</text:p>
              </table:table-cell>
              <table:table-cell office:value-type="float" office:value="59.4536475921484">
                <text:p>59.4536475921484</text:p>
              </table:table-cell>
              <table:table-cell office:value-type="float" office:value="60.3401889472389">
                <text:p>60.3401889472389</text:p>
              </table:table-cell>
              <table:table-cell office:value-type="float" office:value="60.3703898267382">
                <text:p>60.3703898267382</text:p>
              </table:table-cell>
              <table:table-cell office:value-type="float" office:value="59.0282223030609">
                <text:p>59.0282223030609</text:p>
              </table:table-cell>
              <table:table-cell office:value-type="float" office:value="59.2219621620114">
                <text:p>59.2219621620114</text:p>
              </table:table-cell>
              <table:table-cell office:value-type="float" office:value="59.5360250429147">
                <text:p>59.5360250429147</text:p>
              </table:table-cell>
            </table:table-row>
            <table:table-row>
              <table:table-cell office:value-type="string">
                <text:p>1.050</text:p>
                <draw:g>
                  <svg:desc>kierrokset.A6:kierrokset.A6</svg:desc>
                </draw:g>
              </table:table-cell>
              <table:table-cell office:value-type="float" office:value="57.5555404591005">
                <text:p>57.5555404591005</text:p>
                <draw:g>
                  <svg:desc>kierrokset.B6:kierrokset.U6</svg:desc>
                </draw:g>
              </table:table-cell>
              <table:table-cell office:value-type="float" office:value="57.682016061344">
                <text:p>57.682016061344</text:p>
              </table:table-cell>
              <table:table-cell office:value-type="float" office:value="57.3923468665821">
                <text:p>57.3923468665821</text:p>
              </table:table-cell>
              <table:table-cell office:value-type="float" office:value="57.6643939636997">
                <text:p>57.6643939636997</text:p>
              </table:table-cell>
              <table:table-cell office:value-type="float" office:value="58.0640753656546">
                <text:p>58.0640753656546</text:p>
              </table:table-cell>
              <table:table-cell office:value-type="float" office:value="58.558748501157">
                <text:p>58.558748501157</text:p>
              </table:table-cell>
              <table:table-cell office:value-type="float" office:value="56.8506401281214">
                <text:p>56.8506401281214</text:p>
              </table:table-cell>
              <table:table-cell office:value-type="float" office:value="56.8783958933426">
                <text:p>56.8783958933426</text:p>
              </table:table-cell>
              <table:table-cell office:value-type="float" office:value="57.1582636685463">
                <text:p>57.1582636685463</text:p>
              </table:table-cell>
              <table:table-cell office:value-type="float" office:value="57.2187375179719">
                <text:p>57.2187375179719</text:p>
              </table:table-cell>
              <table:table-cell office:value-type="float" office:value="57.3511052134525">
                <text:p>57.3511052134525</text:p>
              </table:table-cell>
              <table:table-cell office:value-type="float" office:value="58.5052146339113">
                <text:p>58.5052146339113</text:p>
              </table:table-cell>
              <table:table-cell office:value-type="float" office:value="56.4983968990889">
                <text:p>56.4983968990889</text:p>
              </table:table-cell>
              <table:table-cell office:value-type="float" office:value="56.7215825510364">
                <text:p>56.7215825510364</text:p>
              </table:table-cell>
              <table:table-cell office:value-type="float" office:value="57.3433046696738">
                <text:p>57.3433046696738</text:p>
              </table:table-cell>
              <table:table-cell office:value-type="float" office:value="57.4798380124941">
                <text:p>57.4798380124941</text:p>
              </table:table-cell>
              <table:table-cell office:value-type="float" office:value="57.888392860525">
                <text:p>57.888392860525</text:p>
              </table:table-cell>
              <table:table-cell office:value-type="float" office:value="56.2451304444317">
                <text:p>56.2451304444317</text:p>
              </table:table-cell>
              <table:table-cell office:value-type="float" office:value="56.4964808782813">
                <text:p>56.4964808782813</text:p>
              </table:table-cell>
              <table:table-cell office:value-type="float" office:value="58.1277046591144">
                <text:p>58.1277046591144</text:p>
              </table:table-cell>
            </table:table-row>
            <table:table-row>
              <table:table-cell office:value-type="string">
                <text:p>1.075</text:p>
                <draw:g>
                  <svg:desc>kierrokset.A7:kierrokset.A7</svg:desc>
                </draw:g>
              </table:table-cell>
              <table:table-cell office:value-type="float" office:value="55.4779960718611">
                <text:p>55.4779960718611</text:p>
                <draw:g>
                  <svg:desc>kierrokset.B7:kierrokset.U7</svg:desc>
                </draw:g>
              </table:table-cell>
              <table:table-cell office:value-type="float" office:value="55.7117951053037">
                <text:p>55.7117951053037</text:p>
              </table:table-cell>
              <table:table-cell office:value-type="float" office:value="55.0757688190569">
                <text:p>55.0757688190569</text:p>
              </table:table-cell>
              <table:table-cell office:value-type="float" office:value="55.3012183939307">
                <text:p>55.3012183939307</text:p>
              </table:table-cell>
              <table:table-cell office:value-type="float" office:value="56.6264798337819">
                <text:p>56.6264798337819</text:p>
              </table:table-cell>
              <table:table-cell office:value-type="float" office:value="56.0421382507417">
                <text:p>56.0421382507417</text:p>
              </table:table-cell>
              <table:table-cell office:value-type="float" office:value="54.8876346953695">
                <text:p>54.8876346953695</text:p>
              </table:table-cell>
              <table:table-cell office:value-type="float" office:value="55.4760549000369">
                <text:p>55.4760549000369</text:p>
              </table:table-cell>
              <table:table-cell office:value-type="float" office:value="55.7952193535263">
                <text:p>55.7952193535263</text:p>
              </table:table-cell>
              <table:table-cell office:value-type="float" office:value="54.0807666287479">
                <text:p>54.0807666287479</text:p>
              </table:table-cell>
              <table:table-cell office:value-type="float" office:value="56.0096486389464">
                <text:p>56.0096486389464</text:p>
              </table:table-cell>
              <table:table-cell office:value-type="float" office:value="56.2217392005304">
                <text:p>56.2217392005304</text:p>
              </table:table-cell>
              <table:table-cell office:value-type="float" office:value="56.1550450596629">
                <text:p>56.1550450596629</text:p>
              </table:table-cell>
              <table:table-cell office:value-type="float" office:value="55.7619735206806">
                <text:p>55.7619735206806</text:p>
              </table:table-cell>
              <table:table-cell office:value-type="float" office:value="56.75737326649">
                <text:p>56.75737326649</text:p>
              </table:table-cell>
              <table:table-cell office:value-type="float" office:value="55.9093542457839">
                <text:p>55.9093542457839</text:p>
              </table:table-cell>
              <table:table-cell office:value-type="float" office:value="54.6076388046343">
                <text:p>54.6076388046343</text:p>
              </table:table-cell>
              <table:table-cell office:value-type="float" office:value="55.3813141338939">
                <text:p>55.3813141338939</text:p>
              </table:table-cell>
              <table:table-cell office:value-type="float" office:value="55.6748173017753">
                <text:p>55.6748173017753</text:p>
              </table:table-cell>
              <table:table-cell office:value-type="float" office:value="55.528207805803">
                <text:p>55.528207805803</text:p>
              </table:table-cell>
            </table:table-row>
            <table:table-row>
              <table:table-cell office:value-type="string">
                <text:p>1.100</text:p>
                <draw:g>
                  <svg:desc>kierrokset.A8:kierrokset.A8</svg:desc>
                </draw:g>
              </table:table-cell>
              <table:table-cell office:value-type="float" office:value="54.8008865795887">
                <text:p>54.8008865795887</text:p>
                <draw:g>
                  <svg:desc>kierrokset.B8:kierrokset.U8</svg:desc>
                </draw:g>
              </table:table-cell>
              <table:table-cell office:value-type="float" office:value="54.9794661987465">
                <text:p>54.9794661987465</text:p>
              </table:table-cell>
              <table:table-cell office:value-type="float" office:value="54.6358519360396">
                <text:p>54.6358519360396</text:p>
              </table:table-cell>
              <table:table-cell office:value-type="float" office:value="54.734255534437">
                <text:p>54.734255534437</text:p>
              </table:table-cell>
              <table:table-cell office:value-type="float" office:value="53.8667212380028">
                <text:p>53.8667212380028</text:p>
              </table:table-cell>
              <table:table-cell office:value-type="float" office:value="54.7839100869525">
                <text:p>54.7839100869525</text:p>
              </table:table-cell>
              <table:table-cell office:value-type="float" office:value="54.2075820452813">
                <text:p>54.2075820452813</text:p>
              </table:table-cell>
              <table:table-cell office:value-type="float" office:value="54.7476575990969">
                <text:p>54.7476575990969</text:p>
              </table:table-cell>
              <table:table-cell office:value-type="float" office:value="55.4758977537208">
                <text:p>55.4758977537208</text:p>
              </table:table-cell>
              <table:table-cell office:value-type="float" office:value="55.0863499132693">
                <text:p>55.0863499132693</text:p>
              </table:table-cell>
              <table:table-cell office:value-type="float" office:value="54.9997505407219">
                <text:p>54.9997505407219</text:p>
              </table:table-cell>
              <table:table-cell office:value-type="float" office:value="54.6955274533661">
                <text:p>54.6955274533661</text:p>
              </table:table-cell>
              <table:table-cell office:value-type="float" office:value="55.3926790609638">
                <text:p>55.3926790609638</text:p>
              </table:table-cell>
              <table:table-cell office:value-type="float" office:value="55.8216589852864">
                <text:p>55.8216589852864</text:p>
              </table:table-cell>
              <table:table-cell office:value-type="float" office:value="54.3794304611681">
                <text:p>54.3794304611681</text:p>
              </table:table-cell>
              <table:table-cell office:value-type="float" office:value="55.3880413128429">
                <text:p>55.3880413128429</text:p>
              </table:table-cell>
              <table:table-cell office:value-type="float" office:value="55.9585325276495">
                <text:p>55.9585325276495</text:p>
              </table:table-cell>
              <table:table-cell office:value-type="float" office:value="54.5793094835852">
                <text:p>54.5793094835852</text:p>
              </table:table-cell>
              <table:table-cell office:value-type="float" office:value="54.0462008295703">
                <text:p>54.0462008295703</text:p>
              </table:table-cell>
              <table:table-cell office:value-type="float" office:value="54.869208430319">
                <text:p>54.869208430319</text:p>
              </table:table-cell>
            </table:table-row>
            <table:table-row>
              <table:table-cell office:value-type="string">
                <text:p>1.125</text:p>
                <draw:g>
                  <svg:desc>kierrokset.A9:kierrokset.A9</svg:desc>
                </draw:g>
              </table:table-cell>
              <table:table-cell office:value-type="float" office:value="53.9055489116795">
                <text:p>53.9055489116795</text:p>
                <draw:g>
                  <svg:desc>kierrokset.B9:kierrokset.U9</svg:desc>
                </draw:g>
              </table:table-cell>
              <table:table-cell office:value-type="float" office:value="54.1890551007091">
                <text:p>54.1890551007091</text:p>
              </table:table-cell>
              <table:table-cell office:value-type="float" office:value="54.0401076835029">
                <text:p>54.0401076835029</text:p>
              </table:table-cell>
              <table:table-cell office:value-type="float" office:value="53.7111442391437">
                <text:p>53.7111442391437</text:p>
              </table:table-cell>
              <table:table-cell office:value-type="float" office:value="53.6764040490146">
                <text:p>53.6764040490146</text:p>
              </table:table-cell>
              <table:table-cell office:value-type="float" office:value="55.0468306319918">
                <text:p>55.0468306319918</text:p>
              </table:table-cell>
              <table:table-cell office:value-type="float" office:value="54.5396443891355">
                <text:p>54.5396443891355</text:p>
              </table:table-cell>
              <table:table-cell office:value-type="float" office:value="54.6745803100367">
                <text:p>54.6745803100367</text:p>
              </table:table-cell>
              <table:table-cell office:value-type="float" office:value="53.4198276723963">
                <text:p>53.4198276723963</text:p>
              </table:table-cell>
              <table:table-cell office:value-type="float" office:value="53.8073555844722">
                <text:p>53.8073555844722</text:p>
              </table:table-cell>
              <table:table-cell office:value-type="float" office:value="54.9961085118427">
                <text:p>54.9961085118427</text:p>
              </table:table-cell>
              <table:table-cell office:value-type="float" office:value="53.8228857557302">
                <text:p>53.8228857557302</text:p>
              </table:table-cell>
              <table:table-cell office:value-type="float" office:value="54.539653570391">
                <text:p>54.539653570391</text:p>
              </table:table-cell>
              <table:table-cell office:value-type="float" office:value="51.7941651127022">
                <text:p>51.7941651127022</text:p>
              </table:table-cell>
              <table:table-cell office:value-type="float" office:value="55.0210947038988">
                <text:p>55.0210947038988</text:p>
              </table:table-cell>
              <table:table-cell office:value-type="float" office:value="53.3037987723675">
                <text:p>53.3037987723675</text:p>
              </table:table-cell>
              <table:table-cell office:value-type="float" office:value="54.7137334053548">
                <text:p>54.7137334053548</text:p>
              </table:table-cell>
              <table:table-cell office:value-type="float" office:value="55.4614439636799">
                <text:p>55.4614439636799</text:p>
              </table:table-cell>
              <table:table-cell office:value-type="float" office:value="54.9298589494173">
                <text:p>54.9298589494173</text:p>
              </table:table-cell>
              <table:table-cell office:value-type="float" office:value="53.4646910814834">
                <text:p>53.4646910814834</text:p>
              </table:table-cell>
            </table:table-row>
            <table:table-row>
              <table:table-cell office:value-type="string">
                <text:p>1.150</text:p>
                <draw:g>
                  <svg:desc>kierrokset.A10:kierrokset.A10</svg:desc>
                </draw:g>
              </table:table-cell>
              <table:table-cell office:value-type="float" office:value="52.9752730556418">
                <text:p>52.9752730556418</text:p>
                <draw:g>
                  <svg:desc>kierrokset.B10:kierrokset.U10</svg:desc>
                </draw:g>
              </table:table-cell>
              <table:table-cell office:value-type="float" office:value="51.9777738274955">
                <text:p>51.9777738274955</text:p>
              </table:table-cell>
              <table:table-cell office:value-type="float" office:value="52.9777746054046">
                <text:p>52.9777746054046</text:p>
              </table:table-cell>
              <table:table-cell office:value-type="float" office:value="53.7944088490851">
                <text:p>53.7944088490851</text:p>
              </table:table-cell>
              <table:table-cell office:value-type="float" office:value="53.5588861772937">
                <text:p>53.5588861772937</text:p>
              </table:table-cell>
              <table:table-cell office:value-type="float" office:value="53.5126380373901">
                <text:p>53.5126380373901</text:p>
              </table:table-cell>
              <table:table-cell office:value-type="float" office:value="53.1632078292205">
                <text:p>53.1632078292205</text:p>
              </table:table-cell>
              <table:table-cell office:value-type="float" office:value="52.3166287257704">
                <text:p>52.3166287257704</text:p>
              </table:table-cell>
              <table:table-cell office:value-type="float" office:value="53.6715338228146">
                <text:p>53.6715338228146</text:p>
              </table:table-cell>
              <table:table-cell office:value-type="float" office:value="52.603245233974">
                <text:p>52.603245233974</text:p>
              </table:table-cell>
              <table:table-cell office:value-type="float" office:value="53.6063604971716">
                <text:p>53.6063604971716</text:p>
              </table:table-cell>
              <table:table-cell office:value-type="float" office:value="53.3546166804315">
                <text:p>53.3546166804315</text:p>
              </table:table-cell>
              <table:table-cell office:value-type="float" office:value="52.8804699446265">
                <text:p>52.8804699446265</text:p>
              </table:table-cell>
              <table:table-cell office:value-type="float" office:value="53.9798154637876">
                <text:p>53.9798154637876</text:p>
              </table:table-cell>
              <table:table-cell office:value-type="float" office:value="54.4580940827743">
                <text:p>54.4580940827743</text:p>
              </table:table-cell>
              <table:table-cell office:value-type="float" office:value="52.9266332773459">
                <text:p>52.9266332773459</text:p>
              </table:table-cell>
              <table:table-cell office:value-type="float" office:value="52.7005282554024">
                <text:p>52.7005282554024</text:p>
              </table:table-cell>
              <table:table-cell office:value-type="float" office:value="52.9090202539913">
                <text:p>52.9090202539913</text:p>
              </table:table-cell>
              <table:table-cell office:value-type="float" office:value="53.777247208911">
                <text:p>53.777247208911</text:p>
              </table:table-cell>
              <table:table-cell office:value-type="float" office:value="54.4173528241964">
                <text:p>54.4173528241964</text:p>
              </table:table-cell>
            </table:table-row>
            <table:table-row>
              <table:table-cell office:value-type="string">
                <text:p>1.175</text:p>
                <draw:g>
                  <svg:desc>kierrokset.A11:kierrokset.A11</svg:desc>
                </draw:g>
              </table:table-cell>
              <table:table-cell office:value-type="float" office:value="52.7610036098281">
                <text:p>52.7610036098281</text:p>
                <draw:g>
                  <svg:desc>kierrokset.B11:kierrokset.U11</svg:desc>
                </draw:g>
              </table:table-cell>
              <table:table-cell office:value-type="float" office:value="52.5647434598479">
                <text:p>52.5647434598479</text:p>
              </table:table-cell>
              <table:table-cell office:value-type="float" office:value="53.0940462692057">
                <text:p>53.0940462692057</text:p>
              </table:table-cell>
              <table:table-cell office:value-type="float" office:value="51.414074458377">
                <text:p>51.414074458377</text:p>
              </table:table-cell>
              <table:table-cell office:value-type="float" office:value="53.3669544967504">
                <text:p>53.3669544967504</text:p>
              </table:table-cell>
              <table:table-cell office:value-type="float" office:value="52.4785211542118">
                <text:p>52.4785211542118</text:p>
              </table:table-cell>
              <table:table-cell office:value-type="float" office:value="52.1745172468498">
                <text:p>52.1745172468498</text:p>
              </table:table-cell>
              <table:table-cell office:value-type="float" office:value="52.9822148661162">
                <text:p>52.9822148661162</text:p>
              </table:table-cell>
              <table:table-cell office:value-type="float" office:value="51.5943728805">
                <text:p>51.5943728805</text:p>
              </table:table-cell>
              <table:table-cell office:value-type="float" office:value="53.1714105111375">
                <text:p>53.1714105111375</text:p>
              </table:table-cell>
              <table:table-cell office:value-type="float" office:value="52.3298858522876">
                <text:p>52.3298858522876</text:p>
              </table:table-cell>
              <table:table-cell office:value-type="float" office:value="53.7341903453245">
                <text:p>53.7341903453245</text:p>
              </table:table-cell>
              <table:table-cell office:value-type="float" office:value="51.9683659895134">
                <text:p>51.9683659895134</text:p>
              </table:table-cell>
              <table:table-cell office:value-type="float" office:value="53.525653512565">
                <text:p>53.525653512565</text:p>
              </table:table-cell>
              <table:table-cell office:value-type="float" office:value="54.2665857579223">
                <text:p>54.2665857579223</text:p>
              </table:table-cell>
              <table:table-cell office:value-type="float" office:value="52.6835415926972">
                <text:p>52.6835415926972</text:p>
              </table:table-cell>
              <table:table-cell office:value-type="float" office:value="53.3020166326111">
                <text:p>53.3020166326111</text:p>
              </table:table-cell>
              <table:table-cell office:value-type="float" office:value="51.8099250865556">
                <text:p>51.8099250865556</text:p>
              </table:table-cell>
              <table:table-cell office:value-type="float" office:value="52.7249599011537">
                <text:p>52.7249599011537</text:p>
              </table:table-cell>
              <table:table-cell office:value-type="float" office:value="53.3450515797252">
                <text:p>53.3450515797252</text:p>
              </table:table-cell>
            </table:table-row>
            <table:table-row>
              <table:table-cell office:value-type="string">
                <text:p>1.200</text:p>
                <draw:g>
                  <svg:desc>kierrokset.A12:kierrokset.A12</svg:desc>
                </draw:g>
              </table:table-cell>
              <table:table-cell office:value-type="float" office:value="52.5192917023084">
                <text:p>52.5192917023084</text:p>
                <draw:g>
                  <svg:desc>kierrokset.B12:kierrokset.U12</svg:desc>
                </draw:g>
              </table:table-cell>
              <table:table-cell office:value-type="float" office:value="52.423402959056">
                <text:p>52.423402959056</text:p>
              </table:table-cell>
              <table:table-cell office:value-type="float" office:value="52.6580573411534">
                <text:p>52.6580573411534</text:p>
              </table:table-cell>
              <table:table-cell office:value-type="float" office:value="53.2830698846351">
                <text:p>53.2830698846351</text:p>
              </table:table-cell>
              <table:table-cell office:value-type="float" office:value="51.7693074959198">
                <text:p>51.7693074959198</text:p>
              </table:table-cell>
              <table:table-cell office:value-type="float" office:value="52.8846644571795">
                <text:p>52.8846644571795</text:p>
              </table:table-cell>
              <table:table-cell office:value-type="float" office:value="53.8427590383919">
                <text:p>53.8427590383919</text:p>
              </table:table-cell>
              <table:table-cell office:value-type="float" office:value="52.75893856651">
                <text:p>52.75893856651</text:p>
              </table:table-cell>
              <table:table-cell office:value-type="float" office:value="52.4814111775327">
                <text:p>52.4814111775327</text:p>
              </table:table-cell>
              <table:table-cell office:value-type="float" office:value="52.5514454055918">
                <text:p>52.5514454055918</text:p>
              </table:table-cell>
              <table:table-cell office:value-type="float" office:value="53.4093207257198">
                <text:p>53.4093207257198</text:p>
              </table:table-cell>
              <table:table-cell office:value-type="float" office:value="52.9070420508256">
                <text:p>52.9070420508256</text:p>
              </table:table-cell>
              <table:table-cell office:value-type="float" office:value="55.1592434284302">
                <text:p>55.1592434284302</text:p>
              </table:table-cell>
              <table:table-cell office:value-type="float" office:value="53.3196097650571">
                <text:p>53.3196097650571</text:p>
              </table:table-cell>
              <table:table-cell office:value-type="float" office:value="53.4174848227698">
                <text:p>53.4174848227698</text:p>
              </table:table-cell>
              <table:table-cell office:value-type="float" office:value="53.9698120277162">
                <text:p>53.9698120277162</text:p>
              </table:table-cell>
              <table:table-cell office:value-type="float" office:value="54.7346680927511">
                <text:p>54.7346680927511</text:p>
              </table:table-cell>
              <table:table-cell office:value-type="float" office:value="51.3106614694237">
                <text:p>51.3106614694237</text:p>
              </table:table-cell>
              <table:table-cell office:value-type="float" office:value="54.0147382633169">
                <text:p>54.0147382633169</text:p>
              </table:table-cell>
              <table:table-cell office:value-type="float" office:value="52.2572080398241">
                <text:p>52.2572080398241</text:p>
              </table:table-cell>
            </table:table-row>
            <table:table-row>
              <table:table-cell office:value-type="string">
                <text:p>1.225</text:p>
                <draw:g>
                  <svg:desc>kierrokset.A13:kierrokset.A13</svg:desc>
                </draw:g>
              </table:table-cell>
              <table:table-cell office:value-type="float" office:value="52.0549242049721">
                <text:p>52.0549242049721</text:p>
                <draw:g>
                  <svg:desc>kierrokset.B13:kierrokset.U13</svg:desc>
                </draw:g>
              </table:table-cell>
              <table:table-cell office:value-type="float" office:value="51.1766035659321">
                <text:p>51.1766035659321</text:p>
              </table:table-cell>
              <table:table-cell office:value-type="float" office:value="51.9458962725836">
                <text:p>51.9458962725836</text:p>
              </table:table-cell>
              <table:table-cell office:value-type="float" office:value="52.4132187573108">
                <text:p>52.4132187573108</text:p>
              </table:table-cell>
              <table:table-cell office:value-type="float" office:value="52.6560191882413">
                <text:p>52.6560191882413</text:p>
              </table:table-cell>
              <table:table-cell office:value-type="float" office:value="51.677968962828">
                <text:p>51.677968962828</text:p>
              </table:table-cell>
              <table:table-cell office:value-type="float" office:value="51.3543039223635">
                <text:p>51.3543039223635</text:p>
              </table:table-cell>
              <table:table-cell office:value-type="float" office:value="51.1834239693426">
                <text:p>51.1834239693426</text:p>
              </table:table-cell>
              <table:table-cell office:value-type="float" office:value="53.370051319683">
                <text:p>53.370051319683</text:p>
              </table:table-cell>
              <table:table-cell office:value-type="float" office:value="52.0152414654114">
                <text:p>52.0152414654114</text:p>
              </table:table-cell>
              <table:table-cell office:value-type="float" office:value="51.7087803387077">
                <text:p>51.7087803387077</text:p>
              </table:table-cell>
              <table:table-cell office:value-type="float" office:value="52.3106134434883">
                <text:p>52.3106134434883</text:p>
              </table:table-cell>
              <table:table-cell office:value-type="float" office:value="53.0438309966738">
                <text:p>53.0438309966738</text:p>
              </table:table-cell>
              <table:table-cell office:value-type="float" office:value="51.3657443520763">
                <text:p>51.3657443520763</text:p>
              </table:table-cell>
              <table:table-cell office:value-type="float" office:value="52.7995235525093">
                <text:p>52.7995235525093</text:p>
              </table:table-cell>
              <table:table-cell office:value-type="float" office:value="52.4077664496088">
                <text:p>52.4077664496088</text:p>
              </table:table-cell>
              <table:table-cell office:value-type="float" office:value="52.0355726493988">
                <text:p>52.0355726493988</text:p>
              </table:table-cell>
              <table:table-cell office:value-type="float" office:value="52.0803536373257">
                <text:p>52.0803536373257</text:p>
              </table:table-cell>
              <table:table-cell office:value-type="float" office:value="52.1539659846237">
                <text:p>52.1539659846237</text:p>
              </table:table-cell>
              <table:table-cell office:value-type="float" office:value="54.2237041950487">
                <text:p>54.2237041950487</text:p>
              </table:table-cell>
            </table:table-row>
            <table:table-row>
              <table:table-cell office:value-type="string">
                <text:p>1.250</text:p>
                <draw:g>
                  <svg:desc>kierrokset.A14:kierrokset.A14</svg:desc>
                </draw:g>
              </table:table-cell>
              <table:table-cell office:value-type="float" office:value="51.8087007813104">
                <text:p>51.8087007813104</text:p>
                <draw:g>
                  <svg:desc>kierrokset.B14:kierrokset.U14</svg:desc>
                </draw:g>
              </table:table-cell>
              <table:table-cell office:value-type="float" office:value="50.5199105491363">
                <text:p>50.5199105491363</text:p>
              </table:table-cell>
              <table:table-cell office:value-type="float" office:value="52.3085796566747">
                <text:p>52.3085796566747</text:p>
              </table:table-cell>
              <table:table-cell office:value-type="float" office:value="52.3968618642275">
                <text:p>52.3968618642275</text:p>
              </table:table-cell>
              <table:table-cell office:value-type="float" office:value="51.0059202149298">
                <text:p>51.0059202149298</text:p>
              </table:table-cell>
              <table:table-cell office:value-type="float" office:value="51.6182477335553">
                <text:p>51.6182477335553</text:p>
              </table:table-cell>
              <table:table-cell office:value-type="float" office:value="52.8303729690742">
                <text:p>52.8303729690742</text:p>
              </table:table-cell>
              <table:table-cell office:value-type="float" office:value="50.2488904033707">
                <text:p>50.2488904033707</text:p>
              </table:table-cell>
              <table:table-cell office:value-type="float" office:value="52.412346045815">
                <text:p>52.412346045815</text:p>
              </table:table-cell>
              <table:table-cell office:value-type="float" office:value="52.8457815291109">
                <text:p>52.8457815291109</text:p>
              </table:table-cell>
              <table:table-cell office:value-type="float" office:value="52.7238969272121">
                <text:p>52.7238969272121</text:p>
              </table:table-cell>
              <table:table-cell office:value-type="float" office:value="52.1371327386697">
                <text:p>52.1371327386697</text:p>
              </table:table-cell>
              <table:table-cell office:value-type="float" office:value="51.5846861903793">
                <text:p>51.5846861903793</text:p>
              </table:table-cell>
              <table:table-cell office:value-type="float" office:value="51.1843710353572">
                <text:p>51.1843710353572</text:p>
              </table:table-cell>
              <table:table-cell office:value-type="float" office:value="52.9140747210217">
                <text:p>52.9140747210217</text:p>
              </table:table-cell>
              <table:table-cell office:value-type="float" office:value="52.9228029424556">
                <text:p>52.9228029424556</text:p>
              </table:table-cell>
              <table:table-cell office:value-type="float" office:value="51.9282728532883">
                <text:p>51.9282728532883</text:p>
              </table:table-cell>
              <table:table-cell office:value-type="float" office:value="52.4351069565447">
                <text:p>52.4351069565447</text:p>
              </table:table-cell>
              <table:table-cell office:value-type="float" office:value="50.6622300466955">
                <text:p>50.6622300466955</text:p>
              </table:table-cell>
              <table:table-cell office:value-type="float" office:value="51.0548266034494">
                <text:p>51.0548266034494</text:p>
              </table:table-cell>
            </table:table-row>
            <table:table-row>
              <table:table-cell office:value-type="string">
                <text:p>1.275</text:p>
                <draw:g>
                  <svg:desc>kierrokset.A15:kierrokset.A15</svg:desc>
                </draw:g>
              </table:table-cell>
              <table:table-cell office:value-type="float" office:value="51.0570605306641">
                <text:p>51.0570605306641</text:p>
                <draw:g>
                  <svg:desc>kierrokset.B15:kierrokset.U15</svg:desc>
                </draw:g>
              </table:table-cell>
              <table:table-cell office:value-type="float" office:value="50.4269882388349">
                <text:p>50.4269882388349</text:p>
              </table:table-cell>
              <table:table-cell office:value-type="float" office:value="49.2923960727456">
                <text:p>49.2923960727456</text:p>
              </table:table-cell>
              <table:table-cell office:value-type="float" office:value="50.3526686335167">
                <text:p>50.3526686335167</text:p>
              </table:table-cell>
              <table:table-cell office:value-type="float" office:value="50.5069854404867">
                <text:p>50.5069854404867</text:p>
              </table:table-cell>
              <table:table-cell office:value-type="float" office:value="51.8382883943876">
                <text:p>51.8382883943876</text:p>
              </table:table-cell>
              <table:table-cell office:value-type="float" office:value="51.0381651874751">
                <text:p>51.0381651874751</text:p>
              </table:table-cell>
              <table:table-cell office:value-type="float" office:value="50.6876724557843">
                <text:p>50.6876724557843</text:p>
              </table:table-cell>
              <table:table-cell office:value-type="float" office:value="51.5203203719457">
                <text:p>51.5203203719457</text:p>
              </table:table-cell>
              <table:table-cell office:value-type="float" office:value="51.7725656476927">
                <text:p>51.7725656476927</text:p>
              </table:table-cell>
              <table:table-cell office:value-type="float" office:value="51.6956266629565">
                <text:p>51.6956266629565</text:p>
              </table:table-cell>
              <table:table-cell office:value-type="float" office:value="52.6552805215812">
                <text:p>52.6552805215812</text:p>
              </table:table-cell>
              <table:table-cell office:value-type="float" office:value="51.1461211124142">
                <text:p>51.1461211124142</text:p>
              </table:table-cell>
              <table:table-cell office:value-type="float" office:value="50.8789876493407">
                <text:p>50.8789876493407</text:p>
              </table:table-cell>
              <table:table-cell office:value-type="float" office:value="51.8692985105884">
                <text:p>51.8692985105884</text:p>
              </table:table-cell>
              <table:table-cell office:value-type="float" office:value="49.2539781779882">
                <text:p>49.2539781779882</text:p>
              </table:table-cell>
              <table:table-cell office:value-type="float" office:value="53.7339874042172">
                <text:p>53.7339874042172</text:p>
              </table:table-cell>
              <table:table-cell office:value-type="float" office:value="52.9314363567229">
                <text:p>52.9314363567229</text:p>
              </table:table-cell>
              <table:table-cell office:value-type="float" office:value="51.4748724539295">
                <text:p>51.4748724539295</text:p>
              </table:table-cell>
              <table:table-cell office:value-type="float" office:value="51.0740328808709">
                <text:p>51.0740328808709</text:p>
              </table:table-cell>
            </table:table-row>
            <table:table-row>
              <table:table-cell office:value-type="string">
                <text:p>1.300</text:p>
                <draw:g>
                  <svg:desc>kierrokset.A16:kierrokset.A16</svg:desc>
                </draw:g>
              </table:table-cell>
              <table:table-cell office:value-type="float" office:value="50.5356633869583">
                <text:p>50.5356633869583</text:p>
                <draw:g>
                  <svg:desc>kierrokset.B16:kierrokset.U16</svg:desc>
                </draw:g>
              </table:table-cell>
              <table:table-cell office:value-type="float" office:value="50.79248017657">
                <text:p>50.79248017657</text:p>
              </table:table-cell>
              <table:table-cell office:value-type="float" office:value="49.9744403021438">
                <text:p>49.9744403021438</text:p>
              </table:table-cell>
              <table:table-cell office:value-type="float" office:value="50.6087882387054">
                <text:p>50.6087882387054</text:p>
              </table:table-cell>
              <table:table-cell office:value-type="float" office:value="51.0337265071567">
                <text:p>51.0337265071567</text:p>
              </table:table-cell>
              <table:table-cell office:value-type="float" office:value="49.2631392869599">
                <text:p>49.2631392869599</text:p>
              </table:table-cell>
              <table:table-cell office:value-type="float" office:value="51.3281580204831">
                <text:p>51.3281580204831</text:p>
              </table:table-cell>
              <table:table-cell office:value-type="float" office:value="49.5228257968777">
                <text:p>49.5228257968777</text:p>
              </table:table-cell>
              <table:table-cell office:value-type="float" office:value="51.9858179734678">
                <text:p>51.9858179734678</text:p>
              </table:table-cell>
              <table:table-cell office:value-type="float" office:value="52.6252278864438">
                <text:p>52.6252278864438</text:p>
              </table:table-cell>
              <table:table-cell office:value-type="float" office:value="51.8710017776383">
                <text:p>51.8710017776383</text:p>
              </table:table-cell>
              <table:table-cell office:value-type="float" office:value="51.4124473987749">
                <text:p>51.4124473987749</text:p>
              </table:table-cell>
              <table:table-cell office:value-type="float" office:value="50.7190791082897">
                <text:p>50.7190791082897</text:p>
              </table:table-cell>
              <table:table-cell office:value-type="float" office:value="50.5586554879323">
                <text:p>50.5586554879323</text:p>
              </table:table-cell>
              <table:table-cell office:value-type="float" office:value="48.4146596807245">
                <text:p>48.4146596807245</text:p>
              </table:table-cell>
              <table:table-cell office:value-type="float" office:value="51.460737015475">
                <text:p>51.460737015475</text:p>
              </table:table-cell>
              <table:table-cell office:value-type="float" office:value="51.2986130964461">
                <text:p>51.2986130964461</text:p>
              </table:table-cell>
              <table:table-cell office:value-type="float" office:value="50.9051954377789">
                <text:p>50.9051954377789</text:p>
              </table:table-cell>
              <table:table-cell office:value-type="float" office:value="53.4589114840939">
                <text:p>53.4589114840939</text:p>
              </table:table-cell>
              <table:table-cell office:value-type="float" office:value="51.3587433247354">
                <text:p>51.3587433247354</text:p>
              </table:table-cell>
            </table:table-row>
            <table:table-row>
              <table:table-cell office:value-type="string">
                <text:p>1.325</text:p>
                <draw:g>
                  <svg:desc>kierrokset.A17:kierrokset.A17</svg:desc>
                </draw:g>
              </table:table-cell>
              <table:table-cell office:value-type="float" office:value="50.128842816125">
                <text:p>50.128842816125</text:p>
                <draw:g>
                  <svg:desc>kierrokset.B17:kierrokset.U17</svg:desc>
                </draw:g>
              </table:table-cell>
              <table:table-cell office:value-type="float" office:value="50.4993913821722">
                <text:p>50.4993913821722</text:p>
              </table:table-cell>
              <table:table-cell office:value-type="float" office:value="49.706172881542">
                <text:p>49.706172881542</text:p>
              </table:table-cell>
              <table:table-cell office:value-type="float" office:value="48.6267426591016">
                <text:p>48.6267426591016</text:p>
              </table:table-cell>
              <table:table-cell office:value-type="float" office:value="49.5791924564714">
                <text:p>49.5791924564714</text:p>
              </table:table-cell>
              <table:table-cell office:value-type="float" office:value="52.2837739472699">
                <text:p>52.2837739472699</text:p>
              </table:table-cell>
              <table:table-cell office:value-type="float" office:value="48.0926242821954">
                <text:p>48.0926242821954</text:p>
              </table:table-cell>
              <table:table-cell office:value-type="float" office:value="49.9973172269305">
                <text:p>49.9973172269305</text:p>
              </table:table-cell>
              <table:table-cell office:value-type="float" office:value="49.7940025302218">
                <text:p>49.7940025302218</text:p>
              </table:table-cell>
              <table:table-cell office:value-type="float" office:value="50.5535312970367">
                <text:p>50.5535312970367</text:p>
              </table:table-cell>
              <table:table-cell office:value-type="float" office:value="50.122307308531">
                <text:p>50.122307308531</text:p>
              </table:table-cell>
              <table:table-cell office:value-type="float" office:value="50.8552769048668">
                <text:p>50.8552769048668</text:p>
              </table:table-cell>
              <table:table-cell office:value-type="float" office:value="50.6232214031229">
                <text:p>50.6232214031229</text:p>
              </table:table-cell>
              <table:table-cell office:value-type="float" office:value="50.2887511355741">
                <text:p>50.2887511355741</text:p>
              </table:table-cell>
              <table:table-cell office:value-type="float" office:value="49.7477419436692">
                <text:p>49.7477419436692</text:p>
              </table:table-cell>
              <table:table-cell office:value-type="float" office:value="50.9849277206665">
                <text:p>50.9849277206665</text:p>
              </table:table-cell>
              <table:table-cell office:value-type="float" office:value="52.8966565952957">
                <text:p>52.8966565952957</text:p>
              </table:table-cell>
              <table:table-cell office:value-type="float" office:value="52.2714494630865">
                <text:p>52.2714494630865</text:p>
              </table:table-cell>
              <table:table-cell office:value-type="float" office:value="51.2032819281665">
                <text:p>51.2032819281665</text:p>
              </table:table-cell>
              <table:table-cell office:value-type="float" office:value="53.2378619306557">
                <text:p>53.2378619306557</text:p>
              </table:table-cell>
            </table:table-row>
            <table:table-row>
              <table:table-cell office:value-type="string">
                <text:p>1.350</text:p>
                <draw:g>
                  <svg:desc>kierrokset.A18:kierrokset.A18</svg:desc>
                </draw:g>
              </table:table-cell>
              <table:table-cell office:value-type="float" office:value="49.84244727401">
                <text:p>49.84244727401</text:p>
                <draw:g>
                  <svg:desc>kierrokset.B18:kierrokset.U18</svg:desc>
                </draw:g>
              </table:table-cell>
              <table:table-cell office:value-type="float" office:value="49.7647304162983">
                <text:p>49.7647304162983</text:p>
              </table:table-cell>
              <table:table-cell office:value-type="float" office:value="50.0409770932466">
                <text:p>50.0409770932466</text:p>
              </table:table-cell>
              <table:table-cell office:value-type="float" office:value="50.3701610146861">
                <text:p>50.3701610146861</text:p>
              </table:table-cell>
              <table:table-cell office:value-type="float" office:value="51.2546284987494">
                <text:p>51.2546284987494</text:p>
              </table:table-cell>
              <table:table-cell office:value-type="float" office:value="50.0255495539052">
                <text:p>50.0255495539052</text:p>
              </table:table-cell>
              <table:table-cell office:value-type="float" office:value="50.099507998655">
                <text:p>50.099507998655</text:p>
              </table:table-cell>
              <table:table-cell office:value-type="float" office:value="48.6025315964699">
                <text:p>48.6025315964699</text:p>
              </table:table-cell>
              <table:table-cell office:value-type="float" office:value="50.6648268299919">
                <text:p>50.6648268299919</text:p>
              </table:table-cell>
              <table:table-cell office:value-type="float" office:value="50.7596435760439">
                <text:p>50.7596435760439</text:p>
              </table:table-cell>
              <table:table-cell office:value-type="float" office:value="51.6281658375504">
                <text:p>51.6281658375504</text:p>
              </table:table-cell>
              <table:table-cell office:value-type="float" office:value="51.1225117454825">
                <text:p>51.1225117454825</text:p>
              </table:table-cell>
              <table:table-cell office:value-type="float" office:value="51.1864803812515">
                <text:p>51.1864803812515</text:p>
              </table:table-cell>
              <table:table-cell office:value-type="float" office:value="51.1524341048787">
                <text:p>51.1524341048787</text:p>
              </table:table-cell>
              <table:table-cell office:value-type="float" office:value="50.3996064058754">
                <text:p>50.3996064058754</text:p>
              </table:table-cell>
              <table:table-cell office:value-type="float" office:value="52.2761569625721">
                <text:p>52.2761569625721</text:p>
              </table:table-cell>
              <table:table-cell office:value-type="float" office:value="51.4363479284268">
                <text:p>51.4363479284268</text:p>
              </table:table-cell>
              <table:table-cell office:value-type="float" office:value="49.8359439913999">
                <text:p>49.8359439913999</text:p>
              </table:table-cell>
              <table:table-cell office:value-type="float" office:value="49.84660879301">
                <text:p>49.84660879301</text:p>
              </table:table-cell>
              <table:table-cell office:value-type="float" office:value="50.8296974701118">
                <text:p>50.8296974701118</text:p>
              </table:table-cell>
            </table:table-row>
            <table:table-row>
              <table:table-cell office:value-type="string">
                <text:p>1.375</text:p>
                <draw:g>
                  <svg:desc>kierrokset.A19:kierrokset.A19</svg:desc>
                </draw:g>
              </table:table-cell>
              <table:table-cell office:value-type="float" office:value="49.8217477811726">
                <text:p>49.8217477811726</text:p>
                <draw:g>
                  <svg:desc>kierrokset.B19:kierrokset.U19</svg:desc>
                </draw:g>
              </table:table-cell>
              <table:table-cell office:value-type="float" office:value="49.9747045335087">
                <text:p>49.9747045335087</text:p>
              </table:table-cell>
              <table:table-cell office:value-type="float" office:value="47.674206646799">
                <text:p>47.674206646799</text:p>
              </table:table-cell>
              <table:table-cell office:value-type="float" office:value="49.9295572220666">
                <text:p>49.9295572220666</text:p>
              </table:table-cell>
              <table:table-cell office:value-type="float" office:value="50.1003177913888">
                <text:p>50.1003177913888</text:p>
              </table:table-cell>
              <table:table-cell office:value-type="float" office:value="49.0618108347586">
                <text:p>49.0618108347586</text:p>
              </table:table-cell>
              <table:table-cell office:value-type="float" office:value="49.7812601398487">
                <text:p>49.7812601398487</text:p>
              </table:table-cell>
              <table:table-cell office:value-type="float" office:value="49.1951357751605">
                <text:p>49.1951357751605</text:p>
              </table:table-cell>
              <table:table-cell office:value-type="float" office:value="51.971949135278">
                <text:p>51.971949135278</text:p>
              </table:table-cell>
              <table:table-cell office:value-type="float" office:value="49.6425518318906">
                <text:p>49.6425518318906</text:p>
              </table:table-cell>
              <table:table-cell office:value-type="float" office:value="50.8392356367697">
                <text:p>50.8392356367697</text:p>
              </table:table-cell>
              <table:table-cell office:value-type="float" office:value="49.062151599724">
                <text:p>49.062151599724</text:p>
              </table:table-cell>
              <table:table-cell office:value-type="float" office:value="51.3474136417709">
                <text:p>51.3474136417709</text:p>
              </table:table-cell>
              <table:table-cell office:value-type="float" office:value="50.9624535506503">
                <text:p>50.9624535506503</text:p>
              </table:table-cell>
              <table:table-cell office:value-type="float" office:value="50.847844558699">
                <text:p>50.847844558699</text:p>
              </table:table-cell>
              <table:table-cell office:value-type="float" office:value="51.8171055608663">
                <text:p>51.8171055608663</text:p>
              </table:table-cell>
              <table:table-cell office:value-type="float" office:value="51.2508301545164">
                <text:p>51.2508301545164</text:p>
              </table:table-cell>
              <table:table-cell office:value-type="float" office:value="49.087223344327">
                <text:p>49.087223344327</text:p>
              </table:table-cell>
              <table:table-cell office:value-type="float" office:value="52.7525910962977">
                <text:p>52.7525910962977</text:p>
              </table:table-cell>
              <table:table-cell office:value-type="float" office:value="52.3304215503754">
                <text:p>52.3304215503754</text:p>
              </table:table-cell>
            </table:table-row>
            <table:table-row>
              <table:table-cell office:value-type="string">
                <text:p>1.400</text:p>
                <draw:g>
                  <svg:desc>kierrokset.A20:kierrokset.A20</svg:desc>
                </draw:g>
              </table:table-cell>
              <table:table-cell office:value-type="float" office:value="49.4905108434399">
                <text:p>49.4905108434399</text:p>
                <draw:g>
                  <svg:desc>kierrokset.B20:kierrokset.U20</svg:desc>
                </draw:g>
              </table:table-cell>
              <table:table-cell office:value-type="float" office:value="49.2021143200336">
                <text:p>49.2021143200336</text:p>
              </table:table-cell>
              <table:table-cell office:value-type="float" office:value="50.3918674272591">
                <text:p>50.3918674272591</text:p>
              </table:table-cell>
              <table:table-cell office:value-type="float" office:value="50.7389535687104">
                <text:p>50.7389535687104</text:p>
              </table:table-cell>
              <table:table-cell office:value-type="float" office:value="49.0509182350035">
                <text:p>49.0509182350035</text:p>
              </table:table-cell>
              <table:table-cell office:value-type="float" office:value="50.4956067934306">
                <text:p>50.4956067934306</text:p>
              </table:table-cell>
              <table:table-cell office:value-type="float" office:value="48.7999315586893">
                <text:p>48.7999315586893</text:p>
              </table:table-cell>
              <table:table-cell office:value-type="float" office:value="48.8275184029523">
                <text:p>48.8275184029523</text:p>
              </table:table-cell>
              <table:table-cell office:value-type="float" office:value="49.4024074014809">
                <text:p>49.4024074014809</text:p>
              </table:table-cell>
              <table:table-cell office:value-type="float" office:value="50.5449101639442">
                <text:p>50.5449101639442</text:p>
              </table:table-cell>
              <table:table-cell office:value-type="float" office:value="51.2861821958209">
                <text:p>51.2861821958209</text:p>
              </table:table-cell>
              <table:table-cell office:value-type="float" office:value="49.6017488267125">
                <text:p>49.6017488267125</text:p>
              </table:table-cell>
              <table:table-cell office:value-type="float" office:value="49.8469279446355">
                <text:p>49.8469279446355</text:p>
              </table:table-cell>
              <table:table-cell office:value-type="float" office:value="48.1070291838622">
                <text:p>48.1070291838622</text:p>
              </table:table-cell>
              <table:table-cell office:value-type="float" office:value="50.1765546672033">
                <text:p>50.1765546672033</text:p>
              </table:table-cell>
              <table:table-cell office:value-type="float" office:value="50.8102458579604">
                <text:p>50.8102458579604</text:p>
              </table:table-cell>
              <table:table-cell office:value-type="float" office:value="49.7232475470382">
                <text:p>49.7232475470382</text:p>
              </table:table-cell>
              <table:table-cell office:value-type="float" office:value="51.2307123737087">
                <text:p>51.2307123737087</text:p>
              </table:table-cell>
              <table:table-cell office:value-type="float" office:value="47.5522447968041">
                <text:p>47.5522447968041</text:p>
              </table:table-cell>
              <table:table-cell office:value-type="float" office:value="51.3848224510499">
                <text:p>51.3848224510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40" chart:maximum="7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Arial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06cm" svg:height="8.99cm" xlink:href=".." xlink:type="simple" chart:class="chart:line" chart:style-name="ch1">
        <chart:legend svg:x="4.76cm" svg:y="2.793cm" style:legend-expansion="custom" chartooo:width="2.078cm" chartooo:height="1.338cm" style:legend-expansion-aspect-ratio="1.55306427503737" chart:style-name="ch2"/>
        <chart:plot-area chart:style-name="ch3" table:cell-range-address="kertoimet.A2:kertoimet.B18 kertoimet.B1:kertoimet.B1" chart:data-source-has-labels="both" svg:x="0.242cm" svg:y="0.179cm" svg:width="11.622cm" svg:height="8.632cm">
          <chartooo:coordinate-region svg:x="1.34cm" svg:y="0.179cm" svg:width="10.383cm" svg:height="7.303cm"/>
          <chart:axis chart:dimension="x" chart:name="primary-x" chart:style-name="ch4" chartooo:axis-type="auto">
            <chartooo:date-scale/>
            <chart:categories table:cell-range-address="kertoimet.A2:kertoimet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ertoimet.B2:kertoimet.B18" chart:label-cell-address="kertoimet.B1:kertoimet.B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z-value</text:p>
                <draw:g>
                  <svg:desc>kertoimet.B1:kertoime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kertoimet.A2:kertoimet.A18</svg:desc>
                </draw:g>
              </table:table-cell>
              <table:table-cell office:value-type="float" office:value="63.4602749331">
                <text:p>63.4602749331</text:p>
                <draw:g>
                  <svg:desc>kertoimet.B2:kertoimet.B18</svg:desc>
                </draw:g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59.028222">
                <text:p>59.02822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56.24513">
                <text:p>56.24513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54.0807666">
                <text:p>54.080766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53.86672">
                <text:p>53.86672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51.794165">
                <text:p>51.79416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51.97777">
                <text:p>51.97777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51.414074458">
                <text:p>51.41407445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1.31066">
                <text:p>51.31066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51.1766">
                <text:p>51.176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50.24889">
                <text:p>50.24889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49.253978">
                <text:p>49.25397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8.41465968">
                <text:p>48.41465968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48.092624">
                <text:p>48.09262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48.60253">
                <text:p>48.60253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47.6742">
                <text:p>47.674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7.5522447">
                <text:p>47.5522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